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top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top"/>
      <style:text-properties fo:color="#FFFFFF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top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style:vertical-align="top"/>
      <style:text-properties fo:color="#FF0000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#158466"/>
      <style:text-properties fo:color="#FFFFFF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C0C0C0" style:vertical-align="top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C0C0C0" style:vertical-align="top" fo:background-color="#98FB98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C0C0C0" style:vertical-align="top"/>
      <style:text-properties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C0C0C0" style:vertical-align="top" fo:wrap-option="wrap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C0C0C0" style:vertical-align="top" fo:background-color="#C0C0C0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C0C0C0" style:vertical-align="top" fo:background-color="#C0C0C0"/>
      <style:text-properties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top" fo:background-color="#C0C0C0"/>
    </style:style>
    <style:style style:name="ce28" style:family="table-cell" style:parent-style-name="Default" style:data-style-name="N0">
      <style:table-cell-properties fo:border="thin solid #C0C0C0" style:vertical-align="top" fo:wrap-option="wrap" fo:background-color="#C0C0C0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top"/>
      <style:text-properties fo:color="#FF420E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C0C0C0" style:vertical-align="top" fo:wrap-option="wrap" fo:background-color="#C0C0C0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C0C0C0" style:vertical-align="top" fo:background-color="transparent"/>
    </style:style>
    <style:style style:name="ce32" style:family="table-cell" style:parent-style-name="Default" style:data-style-name="N0">
      <style:table-cell-properties fo:border="thin solid #C0C0C0" style:vertical-align="top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C0C0C0" style:vertical-align="top" fo:wrap-option="wrap"/>
    </style:style>
    <style:style style:name="ce34" style:family="table-cell" style:parent-style-name="Default" style:data-style-name="N0">
      <style:table-cell-properties fo:border="thin solid #C0C0C0" style:vertical-align="top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C0C0C0" style:vertical-align="top" fo:background-color="#C0C0C0"/>
    </style:style>
    <style:style style:name="ce36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C0C0C0" style:vertical-align="top" fo:background-color="#FFFFFF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C0C0C0" style:vertical-align="to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C0C0C0" style:vertical-align="top" fo:wrap-option="wrap" fo:background-color="#FFFFFF"/>
      <style:text-properties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top" fo:background-color="#FFFFFF"/>
      <style:text-properties fo:color="#FF420E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C0C0C0" style:vertical-align="top" fo:background-color="transparent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/>
    </style:style>
    <style:style style:name="ce43" style:family="table-cell" style:parent-style-name="Default" style:data-style-name="N0">
      <style:table-cell-properties fo:border="thin solid #C0C0C0" style:vertical-align="top" fo:background-color="#000000" style:repeat-content="false"/>
      <style:paragraph-properties fo:text-align="center"/>
      <style:text-properties fo:color="#FFFFFF"/>
    </style:style>
    <style:style style:name="ce44" style:family="table-cell" style:parent-style-name="Default" style:data-style-name="N0">
      <style:table-cell-properties fo:border="thin solid #C0C0C0" style:vertical-align="to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C0C0C0" style:vertical-align="top" fo:background-color="#000000"/>
      <style:text-properties fo:color="#FFFFFF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C0C0C0" style:vertical-align="top" fo:wrap-option="wrap" fo:background-color="#000000"/>
      <style:text-properties fo:color="#FFFFFF"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C0C0C0" style:vertical-align="top"/>
    </style:style>
    <style:style style:name="ce48" style:family="table-cell" style:parent-style-name="Default" style:data-style-name="N0">
      <style:table-cell-properties style:vertical-align="top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98FB98"/>
    </style:style>
    <style:style style:name="ce50" style:family="table-cell" style:parent-style-name="Default" style:data-style-name="N0">
      <style:table-cell-properties fo:border="thin solid #000000" fo:background-color="#98FB98"/>
    </style:style>
    <style:style style:name="ce51" style:family="table-cell" style:parent-style-name="Default" style:data-style-name="N0">
      <style:table-cell-properties fo:border="thin solid #000000" fo:background-color="transparent"/>
    </style:style>
    <style:style style:name="ce52" style:family="table-cell" style:parent-style-name="Default" style:data-style-name="N0">
      <style:table-cell-properties fo:border-top="none" fo:border-bottom="thin solid #FFFFFF" fo:border-left="none" fo:border-right="none" style:vertical-align="top" fo:background-color="#000000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ext-properties fo:font-size="10pt" style:font-size-asian="10pt" style:font-size-complex="10pt"/>
    </style:style>
    <style:style style:name="ce57" style:family="table-cell" style:parent-style-name="Default" style:data-style-name="N36">
      <style:text-properties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37">
      <style:text-properties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wrap-option="wrap" fo:background-color="#000000"/>
      <style:text-properties fo:color="#FFFFFF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top" fo:background-color="#98FB98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top" fo:wrap-option="wrap" fo:background-color="#98FB98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style:vertical-align="top" fo:wrap-option="wrap" fo:background-color="#98FB98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40229166666667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1.64041666666667cm"/>
    </style:style>
    <style:style style:name="co7" style:family="table-column">
      <style:table-column-properties fo:break-before="auto" style:column-width="6.87916666666667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8.94291666666667cm"/>
    </style:style>
    <style:style style:name="co10" style:family="table-column">
      <style:table-column-properties fo:break-before="auto" style:column-width="7.24958333333333cm"/>
    </style:style>
    <style:style style:name="co11" style:family="table-column">
      <style:table-column-properties fo:break-before="auto" style:column-width="12.197291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984375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2.40770833333333cm"/>
    </style:style>
    <style:style style:name="co16" style:family="table-column">
      <style:table-column-properties fo:break-before="auto" style:column-width="10.16cm"/>
    </style:style>
    <style:style style:name="co17" style:family="table-column">
      <style:table-column-properties fo:break-before="auto" style:column-width="5.66208333333333cm"/>
    </style:style>
    <style:style style:name="co18" style:family="table-column">
      <style:table-column-properties fo:break-before="auto" style:column-width="3.4925cm"/>
    </style:style>
    <style:style style:name="ro1" style:family="table-row">
      <style:table-row-properties style:row-height="23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13pt" style:use-optimal-row-height="true" fo:break-before="auto"/>
    </style:style>
    <style:style style:name="ro5" style:family="table-row">
      <style:table-row-properties style:row-height="17pt" style:use-optimal-row-height="true" fo:break-before="auto"/>
    </style:style>
    <style:style style:name="ro6" style:family="table-row">
      <style:table-row-properties style:row-height="28pt" style:use-optimal-row-height="true" fo:break-before="auto"/>
    </style:style>
    <style:style style:name="ro7" style:family="table-row">
      <style:table-row-properties style:row-height="42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">
          <table:help-message table:title="Name" table:display="true">
            <text:p>Please enter your name as it appears in Canvas.</text:p>
          </table:help-message>
          <table:error-message table:display="true"/>
        </table:content-validation>
        <table:content-validation table:name="val3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4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5" table:condition="of:cell-content-is-in-list([Product_Backlog.$H$6:.$H$10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6" table:condition="of:cell-content-is-in-list([Product_Backlog.$H$6:.$H$10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[Product_Backlog.$H$6:.$H$10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8" table:condition="of:cell-content-is-in-list([Product_Backlog.$H$6:.$H$10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9">
          <table:help-message table:title="Task Description" table:display="true"/>
          <table:error-message table:display="true"/>
        </table:content-validation>
        <table:content-validation table:name="val10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1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2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3" table:condition="of:cell-content-is-in-list([Product_Backlog.$A$26:.$A$99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5" table:condition="of:cell-content-is-in-list([Product_Backlog.$A$26:.$A$99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16" table:condition="of:cell-content-is-in-list([Product_Backlog.$H$6:.$H$10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17">
          <table:help-message table:title="Task Description" table:display="true"/>
          <table:error-message table:display="true"/>
        </table:content-validation>
        <table:content-validation table:name="val18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9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0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1" table:condition="of:cell-content-is-in-list([Product_Backlog.$A$26:.$A$99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22" table:condition="of:cell-content-is-in-list([Product_Backlog.$H$6:.$H$10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23">
          <table:help-message table:title="Task Description" table:display="true"/>
          <table:error-message table:display="true"/>
        </table:content-validation>
        <table:content-validation table:name="val24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5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53" table:default-cell-style-name="ce6"/>
        <table:table-column table:style-name="co12" table:number-columns-repeated="960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Project Name</text:p>
          </table:table-cell>
          <table:table-cell office:value-type="string" table:number-columns-spanned="8" table:number-rows-spanned="1" table:style-name="ce48">
            <text:p>Mavs Arboreta, Nursery, and Garden Association (MANGA)</text:p>
          </table:table-cell>
          <table:covered-table-cell table:number-columns-repeated="7"/>
          <table:table-cell table:style-name="ce1"/>
          <table:table-cell table:number-columns-repeated="16374" table:style-name="ce3"/>
        </table:table-row>
        <table:table-row table:style-name="ro2">
          <table:table-cell office:value-type="string" table:style-name="ce2">
            <text:p>Product Name:</text:p>
          </table:table-cell>
          <table:table-cell table:number-columns-spanned="6" table:number-rows-spanned="1" table:style-name="ce49"/>
          <table:covered-table-cell table:number-columns-repeated="5"/>
          <table:table-cell table:style-name="ce4"/>
          <table:table-cell office:value-type="string" table:style-name="ce5">
            <text:p>Complete Fields in Green!!!</text:p>
          </table:table-cell>
          <table:table-cell table:style-name="ce1"/>
          <table:table-cell table:number-columns-repeated="16374" table:style-name="ce3"/>
        </table:table-row>
        <table:table-row table:style-name="ro3">
          <table:table-cell office:value-type="string" table:style-name="ce2">
            <text:p>Team ID:</text:p>
          </table:table-cell>
          <table:table-cell table:number-columns-spanned="6" table:number-rows-spanned="1" table:style-name="ce49"/>
          <table:covered-table-cell table:number-columns-repeated="5"/>
          <table:table-cell table:style-name="ce4"/>
          <table:table-cell table:style-name="ce4">
            <draw:frame draw:z-index="1" draw:id="id0" draw:style-name="a0" draw:name="Chart 1" svg:x="2.1539in" svg:y="0.052in" svg:width="6.3008in" svg:height="3.13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style-name="ce6"/>
          <table:table-cell table:number-columns-repeated="8" table:style-name="ce4"/>
          <table:table-cell table:number-columns-repeated="16374" table:style-name="ce3"/>
        </table:table-row>
        <table:table-row table:style-name="ro3">
          <table:table-cell table:style-name="ce2"/>
          <table:table-cell office:value-type="string" table:style-name="ce4">
            <text:p>Team Member Name</text:p>
          </table:table-cell>
          <table:table-cell table:number-columns-repeated="5" table:style-name="ce4"/>
          <table:table-cell office:value-type="string" table:style-name="ce4">
            <text:p>Initials</text:p>
          </table:table-cell>
          <table:table-cell office:value-type="string" table:style-name="ce4">
            <text:p>Student ID</text:p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office:value-type="string" table:style-name="ce2">
            <text:p>Required</text:p>
          </table:table-cell>
          <table:table-cell office:value-type="string" table:number-columns-spanned="6" table:number-rows-spanned="1" table:content-validation-name="val2" table:style-name="ce50">
            <text:p>Bhuwan Shrestha</text:p>
          </table:table-cell>
          <table:covered-table-cell table:number-columns-repeated="5"/>
          <table:table-cell office:value-type="string" table:style-name="ce7">
            <text:p>B S</text:p>
          </table:table-cell>
          <table:table-cell office:value-type="float" office:value="1001808072" table:style-name="ce7">
            <text:p>1001808072</text:p>
          </table:table-cell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1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1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1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style-name="ce2"/>
          <table:table-cell table:number-columns-spanned="6" table:number-rows-spanned="1" table:content-validation-name="val2" table:style-name="ce51"/>
          <table:covered-table-cell table:number-columns-repeated="5"/>
          <table:table-cell table:number-columns-repeated="2" table:style-name="ce8"/>
          <table:table-cell table:style-name="ce4"/>
          <table:table-cell table:number-columns-repeated="16374" table:style-name="ce3"/>
        </table:table-row>
        <table:table-row table:style-name="ro3">
          <table:table-cell table:number-columns-repeated="9" table:style-name="ce1"/>
          <table:table-cell table:style-name="ce4"/>
          <table:table-cell table:number-columns-repeated="16374" table:style-name="ce3"/>
        </table:table-row>
        <table:table-row table:style-name="ro4">
          <table:table-cell office:value-type="string" table:style-name="ce9">
            <text:p>Sprint #</text:p>
          </table:table-cell>
          <table:table-cell office:value-type="string" table:style-name="ce10">
            <text:p>Remaining</text:p>
          </table:table-cell>
          <table:table-cell office:value-type="string" table:style-name="ce11">
            <text:p>Completed This Sprint</text:p>
          </table:table-cell>
          <table:table-cell table:style-name="ce11"/>
          <table:table-cell table:number-columns-repeated="2" table:style-name="ce4"/>
          <table:table-cell office:value-type="string" table:style-name="ce4">
            <text:p>Comment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0" table:style-name="ce12">
            <text:p>0</text:p>
          </table:table-cell>
          <table:table-cell office:value-type="float" office:value="30" table:formula="of:=COUNT([.B26:.B131])" table:style-name="ce4">
            <text:p>30</text:p>
          </table:table-cell>
          <table:table-cell table:number-columns-repeated="2" table:style-name="ce11"/>
          <table:table-cell table:style-name="ce4"/>
          <table:table-cell office:value-type="string" table:style-name="ce13">
            <text:p>Total</text:p>
          </table:table-cell>
          <table:table-cell office:value-type="string" table:style-name="ce4">
            <text:p>Total number of features (in column H)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1" table:style-name="ce12">
            <text:p>1</text:p>
          </table:table-cell>
          <table:table-cell office:value-type="float" office:value="25" table:formula="of:=[.B13]-[.C14]" table:style-name="ce4">
            <text:p>25</text:p>
          </table:table-cell>
          <table:table-cell office:value-type="float" office:value="5" table:formula="of:=COUNTIF([.G$26:.G$105];&quot;Finished in Sprint 1&quot;)" table:style-name="ce11">
            <text:p>5</text:p>
          </table:table-cell>
          <table:table-cell table:style-name="ce11"/>
          <table:table-cell table:style-name="ce4"/>
          <table:table-cell office:value-type="float" office:value="1" table:style-name="ce13">
            <text:p>1</text:p>
          </table:table-cell>
          <table:table-cell office:value-type="string" table:style-name="ce4">
            <text:p>Total features left at the end of Sprint #1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2" table:style-name="ce12">
            <text:p>2</text:p>
          </table:table-cell>
          <table:table-cell office:value-type="float" office:value="20" table:formula="of:=[.B14]-[.C15]" table:style-name="ce4">
            <text:p>20</text:p>
          </table:table-cell>
          <table:table-cell office:value-type="float" office:value="5" table:formula="of:=COUNTIF([.G$26:.G$105];&quot;Finished in Sprint 2&quot;)" table:style-name="ce11">
            <text:p>5</text:p>
          </table:table-cell>
          <table:table-cell table:style-name="ce11"/>
          <table:table-cell table:style-name="ce4"/>
          <table:table-cell office:value-type="float" office:value="2" table:style-name="ce13">
            <text:p>2</text:p>
          </table:table-cell>
          <table:table-cell office:value-type="string" table:style-name="ce4">
            <text:p>Total features left at the end of Sprint #2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3" table:style-name="ce12">
            <text:p>3</text:p>
          </table:table-cell>
          <table:table-cell office:value-type="float" office:value="16" table:formula="of:=[.B15]-[.C16]" table:style-name="ce4">
            <text:p>16</text:p>
          </table:table-cell>
          <table:table-cell office:value-type="float" office:value="4" table:formula="of:=COUNTIF([.G$26:.G$105];&quot;Finished in Sprint 3&quot;)" table:style-name="ce11">
            <text:p>4</text:p>
          </table:table-cell>
          <table:table-cell table:style-name="ce11"/>
          <table:table-cell table:style-name="ce4"/>
          <table:table-cell office:value-type="float" office:value="3" table:style-name="ce13">
            <text:p>3</text:p>
          </table:table-cell>
          <table:table-cell office:value-type="string" table:style-name="ce4">
            <text:p>...and so on</text:p>
          </table:table-cell>
          <table:table-cell table:number-columns-repeated="3" table:style-name="ce4"/>
          <table:table-cell table:number-columns-repeated="16374" table:style-name="ce3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4" table:formula="of:=[.B16]-[.C17]" table:style-name="ce4">
            <text:p>14</text:p>
          </table:table-cell>
          <table:table-cell office:value-type="float" office:value="2" table:formula="of:=COUNTIF([.G$26:.G$105];&quot;Finished in Sprint 4&quot;)" table:style-name="ce11">
            <text:p>2</text:p>
          </table:table-cell>
          <table:table-cell table:style-name="ce11"/>
          <table:table-cell table:style-name="ce4"/>
          <table:table-cell table:style-name="ce13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office:value-type="float" office:value="5" table:style-name="ce12">
            <text:p>5</text:p>
          </table:table-cell>
          <table:table-cell office:value-type="float" office:value="12" table:formula="of:=[.B17]-[.C18]" table:style-name="ce4">
            <text:p>12</text:p>
          </table:table-cell>
          <table:table-cell office:value-type="float" office:value="2" table:formula="of:=COUNTIF([.G$26:.G$105];&quot;Finished in Sprint 4&quot;)" table:style-name="ce11">
            <text:p>2</text:p>
          </table:table-cell>
          <table:table-cell table:style-name="ce11"/>
          <table:table-cell table:style-name="ce4"/>
          <table:table-cell table:style-name="ce13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0" table:formula="of:=[.B18]-[.C19]" table:style-name="ce4">
            <text:p>10</text:p>
          </table:table-cell>
          <table:table-cell office:value-type="float" office:value="2" table:formula="of:=COUNTIF([.G$26:.G$105];&quot;Finished in Sprint 4&quot;)" table:style-name="ce14">
            <text:p>2</text:p>
          </table:table-cell>
          <table:table-cell table:number-columns-repeated="2" table:style-name="ce4"/>
          <table:table-cell table:style-name="ce13"/>
          <table:table-cell table:number-columns-repeated="4" table:style-name="ce4"/>
          <table:table-cell table:number-columns-repeated="16374" table:style-name="ce3"/>
        </table:table-row>
        <table:table-row table:style-name="ro3">
          <table:table-cell table:style-name="ce12"/>
          <table:table-cell table:number-columns-repeated="4" table:style-name="ce4"/>
          <table:table-cell table:style-name="ce13"/>
          <table:table-cell table:number-columns-repeated="4" table:style-name="ce4"/>
          <table:table-cell table:number-columns-repeated="16374" table:style-name="ce3"/>
        </table:table-row>
        <table:table-row table:style-name="ro4">
          <table:table-cell office:value-type="string" table:style-name="ce15">
            <text:p>©2016-2020 by George F. Rice</text:p>
          </table:table-cell>
          <table:table-cell table:number-columns-repeated="9" table:style-name="ce4"/>
          <table:table-cell table:number-columns-repeated="16374" table:style-name="ce3"/>
        </table:table-row>
        <table:table-row table:style-name="ro4">
          <table:table-cell office:value-type="string" table:style-name="ce15">
            <text:p><text:a xlink:href="https://creativecommons.org/licenses/by-sa/4.0/">This work is licensed under a Creative Commons Attribution 4.0 International License.</text:a></text:p>
          </table:table-cell>
          <table:table-cell table:number-columns-repeated="6" table:style-name="ce4"/>
          <table:table-cell office:value-type="string" table:style-name="ce16">
            <text:p>Note: Priority and specs for unfinished Features is subject to change at the end of each sprint at the whim of the Product Owner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4">
          <table:table-cell table:style-name="ce15"/>
          <table:table-cell table:number-columns-repeated="6" table:style-name="ce4"/>
          <table:table-cell office:value-type="string" table:style-name="ce4">
            <text:p>Additional features may be proposed by the student but must be approved by the Product Owner in writing</text:p>
          </table:table-cell>
          <table:table-cell table:number-columns-repeated="2" table:style-name="ce4"/>
          <table:table-cell table:number-columns-repeated="16374" table:style-name="ce3"/>
        </table:table-row>
        <table:table-row table:style-name="ro4">
          <table:table-cell table:number-columns-repeated="5" table:style-name="ce4"/>
          <table:table-cell table:number-columns-repeated="2" table:style-name="ce9"/>
          <table:table-cell office:value-type="string" table:number-columns-spanned="3" table:number-rows-spanned="1" table:style-name="ce52">
            <text:p>Features</text:p>
          </table:table-cell>
          <table:covered-table-cell table:number-columns-repeated="2"/>
          <table:table-cell table:number-columns-repeated="16374" table:style-name="ce3"/>
        </table:table-row>
        <table:table-row table:style-name="ro3">
          <table:table-cell office:value-type="string" table:style-name="ce17">
            <text:p>Feature ID</text:p>
          </table:table-cell>
          <table:table-cell office:value-type="string" table:style-name="ce17">
            <text:p>Priority</text:p>
          </table:table-cell>
          <table:table-cell office:value-type="string" table:style-name="ce17">
            <text:p>Required</text:p>
          </table:table-cell>
          <table:table-cell office:value-type="string" table:style-name="ce17">
            <text:p>Bonus</text:p>
          </table:table-cell>
          <table:table-cell office:value-type="string" table:style-name="ce17">
            <text:p>Est</text:p>
          </table:table-cell>
          <table:table-cell office:value-type="string" table:style-name="ce18">
            <text:p>Planned</text:p>
          </table:table-cell>
          <table:table-cell office:value-type="string" table:style-name="ce18">
            <text:p>Status</text:p>
          </table:table-cell>
          <table:table-cell office:value-type="string" table:style-name="ce17">
            <text:p>As a...</text:p>
          </table:table-cell>
          <table:table-cell office:value-type="string" table:style-name="ce17">
            <text:p>I want to...</text:p>
          </table:table-cell>
          <table:table-cell office:value-type="string" table:style-name="ce17">
            <text:p>So that I can…</text:p>
          </table:table-cell>
          <table:table-cell office:value-type="string" table:style-name="ce17">
            <text:p>Notes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STORE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13" table:style-name="ce20">
            <text:p>13</text:p>
          </table:table-cell>
          <table:table-cell office:value-type="float" office:value="1" table:content-validation-name="val4" table:style-name="ce21">
            <text:p>1</text:p>
          </table:table-cell>
          <table:table-cell office:value-type="string" table:content-validation-name="val1" table:style-name="ce21">
            <text:p>Finished in Sprint 1</text:p>
          </table:table-cell>
          <table:table-cell office:value-type="string" table:style-name="ce22">
            <text:p>Manager</text:p>
          </table:table-cell>
          <table:table-cell office:value-type="string" table:style-name="ce23">
            <text:p>Create an empty store (via CLI)</text:p>
          </table:table-cell>
          <table:table-cell office:value-type="string" table:style-name="ce23">
            <text:p>Open new branches and franchises</text:p>
          </table:table-cell>
          <table:table-cell office:value-type="string" table:style-name="ce23">
            <text:p>Need a Store class and a simple main()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TOOL</text:p>
          </table:table-cell>
          <table:table-cell office:value-type="float" office:value="2" table:formula="of:=[.B26]+1" table:style-name="ce20">
            <text:p>2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8" table:style-name="ce20">
            <text:p>8</text:p>
          </table:table-cell>
          <table:table-cell office:value-type="float" office:value="1" table:content-validation-name="val4" table:style-name="ce21">
            <text:p>1</text:p>
          </table:table-cell>
          <table:table-cell office:value-type="string" table:content-validation-name="val1" table:style-name="ce21">
            <text:p>Finished in Sprint 1</text:p>
          </table:table-cell>
          <table:table-cell office:value-type="string" table:style-name="ce22">
            <text:p>Inventory</text:p>
          </table:table-cell>
          <table:table-cell office:value-type="string" table:style-name="ce23">
            <text:p>Add a Tool product to the store (via CLI)</text:p>
          </table:table-cell>
          <table:table-cell office:value-type="string" table:style-name="ce23">
            <text:p>Add new products to sell</text:p>
          </table:table-cell>
          <table:table-cell office:value-type="string" table:style-name="ce23">
            <text:p>Need a Product base class and trivial Tool derived class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LISTPROD</text:p>
          </table:table-cell>
          <table:table-cell office:value-type="float" office:value="3" table:formula="of:=[.B27]+1" table:style-name="ce20">
            <text:p>3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5" table:style-name="ce20">
            <text:p>5</text:p>
          </table:table-cell>
          <table:table-cell office:value-type="float" office:value="1" table:content-validation-name="val4" table:style-name="ce21">
            <text:p>1</text:p>
          </table:table-cell>
          <table:table-cell office:value-type="string" table:content-validation-name="val1" table:style-name="ce21">
            <text:p>Finished in Sprint 1</text:p>
          </table:table-cell>
          <table:table-cell office:value-type="string" table:style-name="ce22">
            <text:p>Sales Staff</text:p>
          </table:table-cell>
          <table:table-cell office:value-type="string" table:style-name="ce23">
            <text:p>List all products in the store (via CLI)</text:p>
          </table:table-cell>
          <table:table-cell office:value-type="string" table:style-name="ce23">
            <text:p>Find products my customers need</text:p>
          </table:table-cell>
          <table:table-cell office:value-type="string" table:style-name="ce23">
            <text:p>Simple iteration loop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PLANT</text:p>
          </table:table-cell>
          <table:table-cell office:value-type="float" office:value="4" table:formula="of:=[.B28]+1" table:style-name="ce20">
            <text:p>4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5" table:style-name="ce20">
            <text:p>5</text:p>
          </table:table-cell>
          <table:table-cell office:value-type="float" office:value="1" table:content-validation-name="val4" table:style-name="ce21">
            <text:p>1</text:p>
          </table:table-cell>
          <table:table-cell office:value-type="string" table:content-validation-name="val1" table:style-name="ce21">
            <text:p>Finished in Sprint 1</text:p>
          </table:table-cell>
          <table:table-cell office:value-type="string" table:style-name="ce22">
            <text:p>Inventory</text:p>
          </table:table-cell>
          <table:table-cell office:value-type="string" table:style-name="ce23">
            <text:p>Add a Plant product to the store (via CLI)</text:p>
          </table:table-cell>
          <table:table-cell office:value-type="string" table:style-name="ce23">
            <text:p>Add new products to sell</text:p>
          </table:table-cell>
          <table:table-cell office:value-type="string" table:style-name="ce23">
            <text:p>Simple derived class and additional menu item</text:p>
          </table:table-cell>
          <table:table-cell table:number-columns-repeated="16373"/>
        </table:table-row>
        <table:table-row table:style-name="ro3">
          <table:table-cell office:value-type="string" table:style-name="ce19">
            <text:p>MULCH</text:p>
          </table:table-cell>
          <table:table-cell office:value-type="float" office:value="5" table:formula="of:=[.B29]+1" table:style-name="ce20">
            <text:p>5</text:p>
          </table:table-cell>
          <table:table-cell office:value-type="float" office:value="1" table:style-name="ce20">
            <text:p>1</text:p>
          </table:table-cell>
          <table:table-cell table:style-name="ce20"/>
          <table:table-cell office:value-type="float" office:value="5" table:style-name="ce20">
            <text:p>5</text:p>
          </table:table-cell>
          <table:table-cell office:value-type="float" office:value="1" table:content-validation-name="val4" table:style-name="ce21">
            <text:p>1</text:p>
          </table:table-cell>
          <table:table-cell office:value-type="string" table:content-validation-name="val1" table:style-name="ce21">
            <text:p>Finished in Sprint 1</text:p>
          </table:table-cell>
          <table:table-cell office:value-type="string" table:style-name="ce22">
            <text:p>Inventory</text:p>
          </table:table-cell>
          <table:table-cell office:value-type="string" table:style-name="ce23">
            <text:p>Add a Mulch product to the store (via CLI)</text:p>
          </table:table-cell>
          <table:table-cell office:value-type="string" table:style-name="ce23">
            <text:p>Add new products to sell</text:p>
          </table:table-cell>
          <table:table-cell office:value-type="string" table:style-name="ce23">
            <text:p>Simple derived class and additional menu item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WINDOW</text:p>
          </table:table-cell>
          <table:table-cell office:value-type="float" office:value="6" table:formula="of:=[.B30]+1" table:style-name="ce25">
            <text:p>6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13" table:style-name="ce25">
            <text:p>13</text:p>
          </table:table-cell>
          <table:table-cell office:value-type="float" office:value="2" table:content-validation-name="val4" table:style-name="ce21">
            <text:p>2</text:p>
          </table:table-cell>
          <table:table-cell office:value-type="string" table:content-validation-name="val1" table:style-name="ce21">
            <text:p>Finished in Sprint 2</text:p>
          </table:table-cell>
          <table:table-cell office:value-type="string" table:style-name="ce26">
            <text:p>Manager</text:p>
          </table:table-cell>
          <table:table-cell office:value-type="string" table:style-name="ce27">
            <text:p>Create a main window for the store</text:p>
          </table:table-cell>
          <table:table-cell office:value-type="string" table:style-name="ce28">
            <text:p>Use the software more easily</text:p>
          </table:table-cell>
          <table:table-cell office:value-type="string" table:style-name="ce28">
            <text:p>Recommend baselining Nim from Lecture 13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TOOLW</text:p>
          </table:table-cell>
          <table:table-cell office:value-type="float" office:value="7" table:formula="of:=[.B31]+1" table:style-name="ce25">
            <text:p>7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8" table:style-name="ce25">
            <text:p>8</text:p>
          </table:table-cell>
          <table:table-cell office:value-type="float" office:value="2" table:content-validation-name="val4" table:style-name="ce21">
            <text:p>2</text:p>
          </table:table-cell>
          <table:table-cell office:value-type="string" table:content-validation-name="val1" table:style-name="ce21">
            <text:p>Finished in Sprint 2</text:p>
          </table:table-cell>
          <table:table-cell office:value-type="string" table:style-name="ce26">
            <text:p>Inventory</text:p>
          </table:table-cell>
          <table:table-cell office:value-type="string" table:style-name="ce28">
            <text:p>Add New Tool series of dialogs to add Tool product</text:p>
          </table:table-cell>
          <table:table-cell office:value-type="string" table:style-name="ce28">
            <text:p>More easily create new Tools</text:p>
          </table:table-cell>
          <table:table-cell office:value-type="string" table:style-name="ce28">
            <text:p>Recommend baselining EntryDialog from Lecture 14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LISTW</text:p>
          </table:table-cell>
          <table:table-cell office:value-type="float" office:value="8" table:formula="of:=[.B32]+1" table:style-name="ce25">
            <text:p>8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2" table:content-validation-name="val4" table:style-name="ce21">
            <text:p>2</text:p>
          </table:table-cell>
          <table:table-cell office:value-type="string" table:content-validation-name="val1" table:style-name="ce21">
            <text:p>Finished in Sprint 2</text:p>
          </table:table-cell>
          <table:table-cell office:value-type="string" table:style-name="ce26">
            <text:p>Sales Staff</text:p>
          </table:table-cell>
          <table:table-cell office:value-type="string" table:style-name="ce27">
            <text:p>List all products in the main window data area</text:p>
          </table:table-cell>
          <table:table-cell office:value-type="string" table:style-name="ce27">
            <text:p>Find products my customers need</text:p>
          </table:table-cell>
          <table:table-cell office:value-type="string" table:style-name="ce28">
            <text:p>Try using std::ostringstream to capture operator&lt;&lt; formatting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PLANTW</text:p>
          </table:table-cell>
          <table:table-cell office:value-type="float" office:value="9" table:formula="of:=[.B33]+1" table:style-name="ce25">
            <text:p>9</text:p>
          </table:table-cell>
          <table:table-cell office:value-type="float" office:value="2" table:style-name="ce25">
            <text:p>2</text:p>
          </table:table-cell>
          <table:table-cell table:style-name="ce25"/>
          <table:table-cell office:value-type="float" office:value="3" table:style-name="ce25">
            <text:p>3</text:p>
          </table:table-cell>
          <table:table-cell office:value-type="float" office:value="2" table:content-validation-name="val4" table:style-name="ce21">
            <text:p>2</text:p>
          </table:table-cell>
          <table:table-cell office:value-type="string" table:content-validation-name="val1" table:style-name="ce21">
            <text:p>Finished in Sprint 2</text:p>
          </table:table-cell>
          <table:table-cell office:value-type="string" table:style-name="ce26">
            <text:p>Inventory</text:p>
          </table:table-cell>
          <table:table-cell office:value-type="string" table:style-name="ce28">
            <text:p>Add New Plant dialogs</text:p>
          </table:table-cell>
          <table:table-cell office:value-type="string" table:style-name="ce28">
            <text:p>More easily create new Plants</text:p>
          </table:table-cell>
          <table:table-cell table:style-name="ce27"/>
          <table:table-cell table:number-columns-repeated="16373" table:style-name="ce29"/>
        </table:table-row>
        <table:table-row table:style-name="ro3">
          <table:table-cell office:value-type="string" table:style-name="ce24">
            <text:p>MULCHW</text:p>
          </table:table-cell>
          <table:table-cell office:value-type="float" office:value="10" table:formula="of:=[.B34]+1" table:style-name="ce25">
            <text:p>10</text:p>
          </table:table-cell>
          <table:table-cell table:number-columns-repeated="2" table:style-name="ce25"/>
          <table:table-cell office:value-type="float" office:value="3" table:style-name="ce25">
            <text:p>3</text:p>
          </table:table-cell>
          <table:table-cell office:value-type="float" office:value="2" table:content-validation-name="val4" table:style-name="ce21">
            <text:p>2</text:p>
          </table:table-cell>
          <table:table-cell office:value-type="string" table:content-validation-name="val1" table:style-name="ce21">
            <text:p>Finished in Sprint 2</text:p>
          </table:table-cell>
          <table:table-cell office:value-type="string" table:style-name="ce26">
            <text:p>Inventory</text:p>
          </table:table-cell>
          <table:table-cell office:value-type="string" table:style-name="ce30">
            <text:p>Add New Mulch dialogs</text:p>
          </table:table-cell>
          <table:table-cell office:value-type="string" table:style-name="ce28">
            <text:p>More easily create new Mulch products</text:p>
          </table:table-cell>
          <table:table-cell table:style-name="ce28"/>
          <table:table-cell table:number-columns-repeated="16373" table:style-name="ce29"/>
        </table:table-row>
        <table:table-row table:style-name="ro5">
          <table:table-cell office:value-type="string" table:style-name="ce31">
            <text:p>SAVE</text:p>
          </table:table-cell>
          <table:table-cell office:value-type="float" office:value="11" table:formula="of:=[.B35]+1" table:style-name="ce20">
            <text:p>11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13" table:content-validation-name="val3" table:style-name="ce32">
            <text:p>13</text:p>
          </table:table-cell>
          <table:table-cell office:value-type="float" office:value="3" table:content-validation-name="val4" table:style-name="ce21">
            <text:p>3</text:p>
          </table:table-cell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6">
            <text:p>Save all products to untitled.manga</text:p>
          </table:table-cell>
          <table:table-cell office:value-type="string" table:style-name="ce33">
            <text:p>Avoid rekeying all data (!)</text:p>
          </table:table-cell>
          <table:table-cell office:value-type="string" table:style-name="ce23">
            <text:p>This requires modifying the “model” to save and reload each object from a provided stream</text:p>
          </table:table-cell>
          <table:table-cell table:number-columns-repeated="16373" table:style-name="ce29"/>
        </table:table-row>
        <table:table-row table:style-name="ro5">
          <table:table-cell office:value-type="string" table:style-name="ce31">
            <text:p>LOAD</text:p>
          </table:table-cell>
          <table:table-cell office:value-type="float" office:value="12" table:formula="of:=[.B36]+1" table:style-name="ce20">
            <text:p>12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8" table:content-validation-name="val3" table:style-name="ce32">
            <text:p>8</text:p>
          </table:table-cell>
          <table:table-cell office:value-type="float" office:value="3" table:content-validation-name="val4" table:style-name="ce21">
            <text:p>3</text:p>
          </table:table-cell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34">
            <text:p>Load saved products from a selected filename</text:p>
          </table:table-cell>
          <table:table-cell office:value-type="string" table:style-name="ce33">
            <text:p>Avoid rekeying all data (!)</text:p>
          </table:table-cell>
          <table:table-cell office:value-type="string" table:style-name="ce23">
            <text:p>Use Gtk::FileChooser</text:p>
          </table:table-cell>
          <table:table-cell table:number-columns-repeated="16373" table:style-name="ce29"/>
        </table:table-row>
        <table:table-row table:style-name="ro5">
          <table:table-cell office:value-type="string" table:style-name="ce31">
            <text:p>SAVEAS</text:p>
          </table:table-cell>
          <table:table-cell office:value-type="float" office:value="13" table:formula="of:=[.B37]+1" table:style-name="ce20">
            <text:p>13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8" table:content-validation-name="val3" table:style-name="ce32">
            <text:p>8</text:p>
          </table:table-cell>
          <table:table-cell office:value-type="float" office:value="3" table:content-validation-name="val4" table:style-name="ce21">
            <text:p>3</text:p>
          </table:table-cell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34">
            <text:p>Save as a specified / selected filename</text:p>
          </table:table-cell>
          <table:table-cell office:value-type="string" table:style-name="ce33">
            <text:p>Manage multiple stores</text:p>
          </table:table-cell>
          <table:table-cell office:value-type="string" table:style-name="ce23">
            <text:p>Use Gtk::FileChooser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1">
            <text:p>ABOUT</text:p>
          </table:table-cell>
          <table:table-cell office:value-type="float" office:value="14" table:formula="of:=[.B38]+1" table:style-name="ce20">
            <text:p>14</text:p>
          </table:table-cell>
          <table:table-cell office:value-type="float" office:value="3" table:style-name="ce32">
            <text:p>3</text:p>
          </table:table-cell>
          <table:table-cell table:style-name="ce32"/>
          <table:table-cell office:value-type="float" office:value="1" table:content-validation-name="val3" table:style-name="ce32">
            <text:p>1</text:p>
          </table:table-cell>
          <table:table-cell office:value-type="float" office:value="3" table:content-validation-name="val4" table:style-name="ce21">
            <text:p>3</text:p>
          </table:table-cell>
          <table:table-cell office:value-type="string" table:content-validation-name="val1" table:style-name="ce21">
            <text:p>Finished in Sprint 3</text:p>
          </table:table-cell>
          <table:table-cell office:value-type="string" table:style-name="ce22">
            <text:p>Manager</text:p>
          </table:table-cell>
          <table:table-cell office:value-type="string" table:style-name="ce23">
            <text:p>Provide About dialog for documenting licenses</text:p>
          </table:table-cell>
          <table:table-cell office:value-type="string" table:style-name="ce23">
            <text:p>Avoid a lawsuit</text:p>
          </table:table-cell>
          <table:table-cell office:value-type="string" table:style-name="ce23">
            <text:p>Use Gtk::AboutDialog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35">
            <text:p>CUSTOMER</text:p>
          </table:table-cell>
          <table:table-cell office:value-type="float" office:value="15" table:formula="of:=[.B39]+1" table:style-name="ce25">
            <text:p>15</text:p>
          </table:table-cell>
          <table:table-cell office:value-type="float" office:value="4" table:style-name="ce25">
            <text:p>4</text:p>
          </table:table-cell>
          <table:table-cell table:style-name="ce25"/>
          <table:table-cell office:value-type="float" office:value="21" table:style-name="ce25">
            <text:p>21</text:p>
          </table:table-cell>
          <table:table-cell office:value-type="float" office:value="4" table:content-validation-name="val4" table:style-name="ce21">
            <text:p>4</text:p>
          </table:table-cell>
          <table:table-cell office:value-type="string" table:content-validation-name="val1" table:style-name="ce21">
            <text:p>Finished in Sprint 4</text:p>
          </table:table-cell>
          <table:table-cell office:value-type="string" table:style-name="ce26">
            <text:p>Sales Staff</text:p>
          </table:table-cell>
          <table:table-cell office:value-type="string" table:style-name="ce28">
            <text:p>Create a new Customer via a unified dialog</text:p>
          </table:table-cell>
          <table:table-cell office:value-type="string" table:style-name="ce28">
            <text:p>Add a new customer</text:p>
          </table:table-cell>
          <table:table-cell office:value-type="string" table:style-name="ce28">
            <text:p>Will need a Customer class, a Store::_customers vector, and a dialog to create them</text:p>
          </table:table-cell>
          <table:table-cell table:number-columns-repeated="16373"/>
        </table:table-row>
        <table:table-row table:style-name="ro3">
          <table:table-cell office:value-type="string" table:style-name="ce24">
            <text:p>LISTCUST</text:p>
          </table:table-cell>
          <table:table-cell office:value-type="float" office:value="16" table:formula="of:=[.B40]+1" table:style-name="ce25">
            <text:p>16</text:p>
          </table:table-cell>
          <table:table-cell office:value-type="float" office:value="4" table:style-name="ce25">
            <text:p>4</text:p>
          </table:table-cell>
          <table:table-cell table:style-name="ce25"/>
          <table:table-cell office:value-type="float" office:value="8" table:style-name="ce25">
            <text:p>8</text:p>
          </table:table-cell>
          <table:table-cell office:value-type="float" office:value="4" table:content-validation-name="val4" table:style-name="ce21">
            <text:p>4</text:p>
          </table:table-cell>
          <table:table-cell office:value-type="string" table:content-validation-name="val1" table:style-name="ce21">
            <text:p>Finished in Sprint 4</text:p>
          </table:table-cell>
          <table:table-cell office:value-type="string" table:style-name="ce26">
            <text:p>Sales Staff</text:p>
          </table:table-cell>
          <table:table-cell office:value-type="string" table:style-name="ce28">
            <text:p>List all Customers in the main window data area</text:p>
          </table:table-cell>
          <table:table-cell office:value-type="string" table:style-name="ce28">
            <text:p>Find the current customer</text:p>
          </table:table-cell>
          <table:table-cell office:value-type="string" table:style-name="ce28">
            <text:p>Will need appropriate add and iterate methods for Store</text:p>
          </table:table-cell>
          <table:table-cell table:number-columns-repeated="16373" table:style-name="ce29"/>
        </table:table-row>
        <table:table-row table:style-name="ro6">
          <table:table-cell office:value-type="string" table:style-name="ce36">
            <text:p>STATUS</text:p>
          </table:table-cell>
          <table:table-cell office:value-type="float" office:value="17" table:formula="of:=[.B41]+1" table:style-name="ce37">
            <text:p>17</text:p>
          </table:table-cell>
          <table:table-cell office:value-type="float" office:value="5" table:style-name="ce37">
            <text:p>5</text:p>
          </table:table-cell>
          <table:table-cell table:number-columns-repeated="2" table:style-name="ce37"/>
          <table:table-cell office:value-type="float" office:value="5" table:content-validation-name="val4" table:style-name="ce21">
            <text:p>5</text:p>
          </table:table-cell>
          <table:table-cell office:value-type="string" table:content-validation-name="val1" table:style-name="ce21">
            <text:p>Finished in Sprint 5</text:p>
          </table:table-cell>
          <table:table-cell office:value-type="string" table:style-name="ce38">
            <text:p>Manager</text:p>
          </table:table-cell>
          <table:table-cell office:value-type="string" table:style-name="ce39">
            <text:p>Add a status bar</text:p>
          </table:table-cell>
          <table:table-cell office:value-type="string" table:style-name="ce39">
            <text:p>Monitor program operation more clearly</text:p>
          </table:table-cell>
          <table:table-cell office:value-type="string" table:style-name="ce39">
            <text:p>Recommend a Gtk::Label and Mainwin methods to update and clear the status bar. Consider using Pango for more attractive status!</text:p>
          </table:table-cell>
          <table:table-cell table:number-columns-repeated="16373" table:style-name="ce40"/>
        </table:table-row>
        <table:table-row table:style-name="ro3">
          <table:table-cell office:value-type="string" table:style-name="ce41">
            <text:p>ORDER</text:p>
          </table:table-cell>
          <table:table-cell office:value-type="float" office:value="18" table:formula="of:=[.B42]+1" table:style-name="ce32">
            <text:p>18</text:p>
          </table:table-cell>
          <table:table-cell office:value-type="float" office:value="5" table:style-name="ce32">
            <text:p>5</text:p>
          </table:table-cell>
          <table:table-cell table:style-name="ce32"/>
          <table:table-cell office:value-type="float" office:value="21" table:style-name="ce32">
            <text:p>21</text:p>
          </table:table-cell>
          <table:table-cell office:value-type="float" office:value="5" table:content-validation-name="val4" table:style-name="ce21">
            <text:p>5</text:p>
          </table:table-cell>
          <table:table-cell office:value-type="string" table:content-validation-name="val1" table:style-name="ce21">
            <text:p>Finished in Sprint 5</text:p>
          </table:table-cell>
          <table:table-cell office:value-type="string" table:style-name="ce22">
            <text:p>Sales Staff</text:p>
          </table:table-cell>
          <table:table-cell office:value-type="string" table:style-name="ce23">
            <text:p>Create an Order</text:p>
          </table:table-cell>
          <table:table-cell office:value-type="string" table:style-name="ce23">
            <text:p>Sell stuff!</text:p>
          </table:table-cell>
          <table:table-cell office:value-type="string" table:style-name="ce23">
            <text:p>Will need an Order class, Store::_orders vector, and dialog to create them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41">
            <text:p>LISTORD</text:p>
          </table:table-cell>
          <table:table-cell office:value-type="float" office:value="19" table:formula="of:=[.B43]+1" table:style-name="ce32">
            <text:p>19</text:p>
          </table:table-cell>
          <table:table-cell office:value-type="float" office:value="5" table:style-name="ce32">
            <text:p>5</text:p>
          </table:table-cell>
          <table:table-cell table:style-name="ce32"/>
          <table:table-cell office:value-type="float" office:value="5" table:style-name="ce32">
            <text:p>5</text:p>
          </table:table-cell>
          <table:table-cell office:value-type="float" office:value="5" table:content-validation-name="val4" table:style-name="ce21">
            <text:p>5</text:p>
          </table:table-cell>
          <table:table-cell office:value-type="string" table:content-validation-name="val1" table:style-name="ce21">
            <text:p>Finished in Sprint 5</text:p>
          </table:table-cell>
          <table:table-cell office:value-type="string" table:style-name="ce22">
            <text:p>Sales Staff</text:p>
          </table:table-cell>
          <table:table-cell office:value-type="string" table:style-name="ce23">
            <text:p>List all Orders (with cost) in the main data area</text:p>
          </table:table-cell>
          <table:table-cell office:value-type="string" table:style-name="ce23">
            <text:p>Find the order for a Customer</text:p>
          </table:table-cell>
          <table:table-cell table:style-name="ce23"/>
          <table:table-cell table:number-columns-repeated="16373" table:style-name="ce29"/>
        </table:table-row>
        <table:table-row table:style-name="ro3">
          <table:table-cell office:value-type="string" table:style-name="ce41">
            <text:p>TOOLBAR</text:p>
          </table:table-cell>
          <table:table-cell office:value-type="float" office:value="20" table:formula="of:=[.B44]+1" table:style-name="ce32">
            <text:p>20</text:p>
          </table:table-cell>
          <table:table-cell office:value-type="float" office:value="5" table:style-name="ce32">
            <text:p>5</text:p>
          </table:table-cell>
          <table:table-cell table:style-name="ce32"/>
          <table:table-cell office:value-type="float" office:value="8" table:style-name="ce32">
            <text:p>8</text:p>
          </table:table-cell>
          <table:table-cell office:value-type="float" office:value="5" table:content-validation-name="val4" table:style-name="ce21">
            <text:p>5</text:p>
          </table:table-cell>
          <table:table-cell office:value-type="string" table:content-validation-name="val1" table:style-name="ce21">
            <text:p>Finished in Sprint 5</text:p>
          </table:table-cell>
          <table:table-cell office:value-type="string" table:style-name="ce22">
            <text:p>Sales Staff</text:p>
          </table:table-cell>
          <table:table-cell office:value-type="string" table:style-name="ce23">
            <text:p>Add a tool bar</text:p>
          </table:table-cell>
          <table:table-cell office:value-type="string" table:style-name="ce23">
            <text:p>Access program functions more easily</text:p>
          </table:table-cell>
          <table:table-cell office:value-type="string" table:style-name="ce23">
            <text:p>Include a functionality from main menu except exit and help</text:p>
          </table:table-cell>
          <table:table-cell table:number-columns-repeated="16373" table:style-name="ce29"/>
        </table:table-row>
        <table:table-row table:style-name="ro3">
          <table:table-cell office:value-type="string" table:style-name="ce24">
            <text:p>SORTCUST</text:p>
          </table:table-cell>
          <table:table-cell office:value-type="float" office:value="21" table:formula="of:=[.B45]+1" table:style-name="ce25">
            <text:p>21</text:p>
          </table:table-cell>
          <table:table-cell office:value-type="float" office:value="6" table:style-name="ce25">
            <text:p>6</text:p>
          </table:table-cell>
          <table:table-cell table:style-name="ce25"/>
          <table:table-cell office:value-type="float" office:value="8" table:style-name="ce25">
            <text:p>8</text:p>
          </table:table-cell>
          <table:table-cell office:value-type="float" office:value="6" table:content-validation-name="val4" table:style-name="ce21">
            <text:p>6</text:p>
          </table:table-cell>
          <table:table-cell office:value-type="string" table:content-validation-name="val1" table:style-name="ce21">
            <text:p>Finished in Sprint 6</text:p>
          </table:table-cell>
          <table:table-cell table:style-name="ce26"/>
          <table:table-cell office:value-type="string" table:style-name="ce28">
            <text:p>Sort the Customer list by name</text:p>
          </table:table-cell>
          <table:table-cell table:number-columns-repeated="2" table:style-name="ce28"/>
          <table:table-cell table:number-columns-repeated="16373" table:style-name="ce29"/>
        </table:table-row>
        <table:table-row table:style-name="ro3">
          <table:table-cell office:value-type="string" table:style-name="ce24">
            <text:p>ITERATORS</text:p>
          </table:table-cell>
          <table:table-cell office:value-type="float" office:value="22" table:formula="of:=[.B46]+1" table:style-name="ce25">
            <text:p>22</text:p>
          </table:table-cell>
          <table:table-cell office:value-type="float" office:value="6" table:style-name="ce25">
            <text:p>6</text:p>
          </table:table-cell>
          <table:table-cell table:style-name="ce25"/>
          <table:table-cell office:value-type="float" office:value="13" table:style-name="ce25">
            <text:p>13</text:p>
          </table:table-cell>
          <table:table-cell office:value-type="float" office:value="6" table:content-validation-name="val4" table:style-name="ce21">
            <text:p>6</text:p>
          </table:table-cell>
          <table:table-cell office:value-type="string" table:content-validation-name="val1" table:style-name="ce21">
            <text:p>Finished in Sprint 6</text:p>
          </table:table-cell>
          <table:table-cell table:style-name="ce26"/>
          <table:table-cell office:value-type="string" table:style-name="ce28">
            <text:p>REFACTOR: Use iterators with Store's vectors</text:p>
          </table:table-cell>
          <table:table-cell table:number-columns-repeated="2" table:style-name="ce28"/>
          <table:table-cell table:number-columns-repeated="16373" table:style-name="ce29"/>
        </table:table-row>
        <table:table-row table:style-name="ro3">
          <table:table-cell table:style-name="ce42"/>
          <table:table-cell table:number-columns-repeated="4" table:style-name="ce43"/>
          <table:table-cell table:content-validation-name="val4" table:style-name="ce43"/>
          <table:table-cell table:content-validation-name="val1" table:style-name="ce43"/>
          <table:table-cell table:style-name="ce44"/>
          <table:table-cell office:value-type="string" table:style-name="ce45">
            <text:p>BONUS WORK – COMPLETE ABOVE FEATURES FIRST!!!</text:p>
          </table:table-cell>
          <table:table-cell table:number-columns-repeated="2" table:style-name="ce46"/>
          <table:table-cell table:number-columns-repeated="16373" table:style-name="ce17"/>
        </table:table-row>
        <table:table-row table:style-name="ro3">
          <table:table-cell office:value-type="string" table:style-name="ce19">
            <text:p>UNIFIED</text:p>
          </table:table-cell>
          <table:table-cell office:value-type="float" office:value="23" table:formula="of:=[.B47]+1" table:style-name="ce20">
            <text:p>23</text:p>
          </table:table-cell>
          <table:table-cell table:style-name="ce20"/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office:value-type="float" office:value="6" table:content-validation-name="val4" table:style-name="ce21">
            <text:p>6</text:p>
          </table:table-cell>
          <table:table-cell office:value-type="string" table:content-validation-name="val1" table:style-name="ce21">
            <text:p>Finished in Sprint 6</text:p>
          </table:table-cell>
          <table:table-cell office:value-type="string" table:style-name="ce22">
            <text:p>Sales Staff</text:p>
          </table:table-cell>
          <table:table-cell office:value-type="string" table:style-name="ce23">
            <text:p>Replace all remaining dialog sequences with unified dialogs each</text:p>
          </table:table-cell>
          <table:table-cell office:value-type="string" table:style-name="ce23">
            <text:p>Enter data more quickly</text:p>
          </table:table-cell>
          <table:table-cell table:style-name="ce23"/>
          <table:table-cell table:number-columns-repeated="16373" table:style-name="ce29"/>
        </table:table-row>
        <table:table-row table:style-name="ro6">
          <table:table-cell office:value-type="string" table:style-name="ce47">
            <text:p>SCROLL</text:p>
          </table:table-cell>
          <table:table-cell office:value-type="float" office:value="24" table:formula="of:=[.B49]+1" table:style-name="ce20">
            <text:p>24</text:p>
          </table:table-cell>
          <table:table-cell table:style-name="ce20"/>
          <table:table-cell office:value-type="float" office:value="10" table:style-name="ce20">
            <text:p>10</text:p>
          </table:table-cell>
          <table:table-cell office:value-type="float" office:value="5" table:style-name="ce20">
            <text:p>5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Customer</text:p>
          </table:table-cell>
          <table:table-cell office:value-type="string" table:style-name="ce23">
            <text:p>Make the main window’s data area scrollable</text:p>
          </table:table-cell>
          <table:table-cell office:value-type="string" table:style-name="ce23">
            <text:p>See large volumes of data</text:p>
          </table:table-cell>
          <table:table-cell office:value-type="string" table:style-name="ce23">
            <text:p>The exact settings (e.g., are the scrollbars always visible or only when scrolling is available?) are up to you</text:p>
          </table:table-cell>
          <table:table-cell table:number-columns-repeated="16373"/>
        </table:table-row>
        <table:table-row table:style-name="ro7">
          <table:table-cell office:value-type="string" table:style-name="ce47">
            <text:p>DEPRECATE</text:p>
          </table:table-cell>
          <table:table-cell office:value-type="float" office:value="25" table:formula="of:=[.B50]+1" table:style-name="ce20">
            <text:p>25</text:p>
          </table:table-cell>
          <table:table-cell table:style-name="ce20"/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Inventory</text:p>
          </table:table-cell>
          <table:table-cell office:value-type="string" table:style-name="ce23">
            <text:p>Deprecate a product</text:p>
          </table:table-cell>
          <table:table-cell office:value-type="string" table:style-name="ce23">
            <text:p>Avoid selling products that are out of production</text:p>
          </table:table-cell>
          <table:table-cell office:value-type="string" table:style-name="ce23">
            <text:p>This requires a Boolean with getter and setter in the Options and Desktop classes to indicate which are deprecated. The index number may pose interesting challenges, since deprecation will create gaps.</text:p>
          </table:table-cell>
          <table:table-cell table:number-columns-repeated="16373"/>
        </table:table-row>
        <table:table-row table:style-name="ro6">
          <table:table-cell office:value-type="string" table:style-name="ce47">
            <text:p>STATUS++</text:p>
          </table:table-cell>
          <table:table-cell office:value-type="float" office:value="26" table:formula="of:=[.B51]+1" table:style-name="ce20">
            <text:p>26</text:p>
          </table:table-cell>
          <table:table-cell table:style-name="ce20"/>
          <table:table-cell office:value-type="float" office:value="15" table:style-name="ce20">
            <text:p>15</text:p>
          </table:table-cell>
          <table:table-cell office:value-type="float" office:value="8" table:style-name="ce20">
            <text:p>8</text:p>
          </table:table-cell>
          <table:table-cell office:value-type="float" office:value="6" table:content-validation-name="val4" table:style-name="ce21">
            <text:p>6</text:p>
          </table:table-cell>
          <table:table-cell table:content-validation-name="val1" table:style-name="ce21"/>
          <table:table-cell office:value-type="string" table:style-name="ce22">
            <text:p>Manager</text:p>
          </table:table-cell>
          <table:table-cell office:value-type="string" table:style-name="ce23">
            <text:p>Replace the Gtk::Label for the status bar with Gtk::Statusbar, and maintain a message stack</text:p>
          </table:table-cell>
          <table:table-cell office:value-type="string" table:style-name="ce23">
            <text:p>Better track status of messages</text:p>
          </table:table-cell>
          <table:table-cell office:value-type="string" table:style-name="ce23">
            <text:p>Just swapping Gtk::Statusbar for Gtk::Label is trivial. Think through how to manage a first-in last-out stack of messages</text:p>
          </table:table-cell>
          <table:table-cell table:number-columns-repeated="16373"/>
        </table:table-row>
        <table:table-row table:style-name="ro3">
          <table:table-cell office:value-type="string" table:style-name="ce47">
            <text:p>RMPROD</text:p>
          </table:table-cell>
          <table:table-cell office:value-type="float" office:value="27" table:formula="of:=[.B52]+1" table:style-name="ce20">
            <text:p>27</text:p>
          </table:table-cell>
          <table:table-cell table:style-name="ce20"/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Sales Staff</text:p>
          </table:table-cell>
          <table:table-cell office:value-type="string" table:style-name="ce23">
            <text:p>Remove a product from an order in progress</text:p>
          </table:table-cell>
          <table:table-cell office:value-type="string" table:style-name="ce23">
            <text:p>More quickly assist indecisive Customers</text:p>
          </table:table-cell>
          <table:table-cell table:style-name="ce23"/>
          <table:table-cell table:number-columns-repeated="16373"/>
        </table:table-row>
        <table:table-row table:style-name="ro3">
          <table:table-cell office:value-type="string" table:style-name="ce47">
            <text:p>STATE</text:p>
          </table:table-cell>
          <table:table-cell office:value-type="float" office:value="28" table:formula="of:=[.B53]+1" table:style-name="ce20">
            <text:p>28</text:p>
          </table:table-cell>
          <table:table-cell table:style-name="ce20"/>
          <table:table-cell office:value-type="float" office:value="40" table:style-name="ce20">
            <text:p>40</text:p>
          </table:table-cell>
          <table:table-cell office:value-type="float" office:value="21" table:style-name="ce20">
            <text:p>21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Manager</text:p>
          </table:table-cell>
          <table:table-cell office:value-type="string" table:style-name="ce23">
            <text:p>Track order state: pending, paid, complete</text:p>
          </table:table-cell>
          <table:table-cell office:value-type="string" table:style-name="ce23">
            <text:p>Collect metrics on order processing</text:p>
          </table:table-cell>
          <table:table-cell table:style-name="ce23"/>
          <table:table-cell table:number-columns-repeated="16373"/>
        </table:table-row>
        <table:table-row table:style-name="ro3">
          <table:table-cell office:value-type="string" table:style-name="ce47">
            <text:p>EDITCUST</text:p>
          </table:table-cell>
          <table:table-cell office:value-type="float" office:value="29" table:formula="of:=[.B54]+1" table:style-name="ce20">
            <text:p>29</text:p>
          </table:table-cell>
          <table:table-cell table:style-name="ce20"/>
          <table:table-cell office:value-type="float" office:value="15" table:style-name="ce20">
            <text:p>15</text:p>
          </table:table-cell>
          <table:table-cell office:value-type="float" office:value="8" table:style-name="ce20">
            <text:p>8</text:p>
          </table:table-cell>
          <table:table-cell office:value-type="float" office:value="6" table:content-validation-name="val4" table:style-name="ce21">
            <text:p>6</text:p>
          </table:table-cell>
          <table:table-cell office:value-type="string" table:content-validation-name="val1" table:style-name="ce21">
            <text:p>Finished in Sprint 6</text:p>
          </table:table-cell>
          <table:table-cell office:value-type="string" table:style-name="ce22">
            <text:p>Sales Staff</text:p>
          </table:table-cell>
          <table:table-cell office:value-type="string" table:style-name="ce23">
            <text:p>Enable editing any Customer attribute(s)</text:p>
          </table:table-cell>
          <table:table-cell office:value-type="string" table:style-name="ce23">
            <text:p>Keep our CRM data up to date</text:p>
          </table:table-cell>
          <table:table-cell table:style-name="ce23"/>
          <table:table-cell table:number-columns-repeated="16373"/>
        </table:table-row>
        <table:table-row table:style-name="ro3">
          <table:table-cell office:value-type="string" table:style-name="ce47">
            <text:p>EDITPROD</text:p>
          </table:table-cell>
          <table:table-cell office:value-type="float" office:value="30" table:formula="of:=[.B55]+1" table:style-name="ce20">
            <text:p>30</text:p>
          </table:table-cell>
          <table:table-cell table:style-name="ce20"/>
          <table:table-cell office:value-type="float" office:value="25" table:style-name="ce20">
            <text:p>25</text:p>
          </table:table-cell>
          <table:table-cell office:value-type="float" office:value="13" table:style-name="ce20">
            <text:p>13</text:p>
          </table:table-cell>
          <table:table-cell table:content-validation-name="val4" table:style-name="ce21"/>
          <table:table-cell table:content-validation-name="val1" table:style-name="ce21"/>
          <table:table-cell office:value-type="string" table:style-name="ce22">
            <text:p>Inventory</text:p>
          </table:table-cell>
          <table:table-cell office:value-type="string" table:style-name="ce23">
            <text:p>Enable editing a Product's name, price, and description</text:p>
          </table:table-cell>
          <table:table-cell office:value-type="string" table:style-name="ce23">
            <text:p>More quickly track changes to our portfolio of products</text:p>
          </table:table-cell>
          <table:table-cell table:style-name="ce23"/>
          <table:table-cell table:number-columns-repeated="16373"/>
        </table:table-row>
        <table:table-row table:number-rows-repeated="3" table:style-name="ro8">
          <table:table-cell table:style-name="ce47"/>
          <table:table-cell table:number-columns-repeated="4" table:style-name="ce20"/>
          <table:table-cell table:content-validation-name="val4" table:style-name="ce21"/>
          <table:table-cell table:content-validation-name="val1" table:style-name="ce21"/>
          <table:table-cell table:style-name="ce22"/>
          <table:table-cell table:number-columns-repeated="3" table:style-name="ce23"/>
          <table:table-cell table:number-columns-repeated="16373"/>
        </table:table-row>
        <table:table-row table:number-rows-repeated="4" table:style-name="ro8">
          <table:table-cell table:style-name="ce47"/>
          <table:table-cell table:number-columns-repeated="4" table:style-name="ce20"/>
          <table:table-cell table:content-validation-name="val4" table:style-name="ce21"/>
          <table:table-cell table:content-validation-name="val1" table:style-name="ce21"/>
          <table:table-cell table:style-name="ce22"/>
          <table:table-cell table:style-name="ce19"/>
          <table:table-cell table:number-columns-repeated="2" table:style-name="ce33"/>
          <table:table-cell table:number-columns-repeated="16373"/>
        </table:table-row>
        <table:table-row table:style-name="ro8">
          <table:table-cell table:style-name="ce47"/>
          <table:table-cell table:number-columns-repeated="4" table:style-name="ce20"/>
          <table:table-cell table:content-validation-name="val4" table:style-name="ce21"/>
          <table:table-cell table:content-validation-name="val1" table:style-name="ce21"/>
          <table:table-cell table:style-name="ce22"/>
          <table:table-cell table:style-name="ce19"/>
          <table:table-cell table:style-name="ce23"/>
          <table:table-cell table:style-name="ce33"/>
          <table:table-cell table:number-columns-repeated="16373"/>
        </table:table-row>
        <table:table-row table:number-rows-repeated="35" table:style-name="ro8">
          <table:table-cell table:style-name="ce47"/>
          <table:table-cell table:number-columns-repeated="4" table:style-name="ce20"/>
          <table:table-cell table:content-validation-name="val4" table:style-name="ce21"/>
          <table:table-cell table:content-validation-name="val1" table:style-name="ce21"/>
          <table:table-cell table:style-name="ce22"/>
          <table:table-cell table:style-name="ce19"/>
          <table:table-cell table:number-columns-repeated="2" table:style-name="ce33"/>
          <table:table-cell table:number-columns-repeated="16373"/>
        </table:table-row>
        <table:table-row table:number-rows-repeated="1048477" table:style-name="ro8">
          <table:table-cell table:number-columns-repeated="16384"/>
        </table:table-row>
      </table:table>
      <table:table table:name="Sprint_01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67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1" table:style-name="ce53">
            <text:p>1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0-06T00:00:00" table:style-name="ce57">
            <text:p>Oct 06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0-13T00:00:00" table:formula="of:=[.B2]+7" table:style-name="ce57">
            <text:p>Oct 13</text:p>
          </table:table-cell>
          <table:table-cell table:style-name="ce53"/>
          <table:table-cell table:style-name="ce53">
            <draw:frame draw:z-index="1" draw:id="id1" draw:style-name="a1" draw:name="Chart 1" svg:x="1.837in" svg:y="0.0752in" svg:width="4.1024in" svg:height="2.02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3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3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17" table:formula="of:=COUNTA([.D17:.D995])" table:style-name="ce53">
            <text:p>17</text:p>
          </table:table-cell>
          <table:table-cell table:number-columns-repeated="3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12" table:formula="of:=[.B7]-[.C8]" table:style-name="ce53">
            <text:p>12</text:p>
          </table:table-cell>
          <table:table-cell office:value-type="float" office:value="5" table:formula="of:=COUNTIF([.E$17:.E$995]; &quot;Completed Day 1&quot;)" table:style-name="ce53">
            <text:p>5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8" table:formula="of:=[.B8]-[.C9]" table:style-name="ce53">
            <text:p>8</text:p>
          </table:table-cell>
          <table:table-cell office:value-type="float" office:value="4" table:formula="of:=COUNTIF([.E$17:.E$995]; &quot;Completed Day 2&quot;)" table:style-name="ce53">
            <text:p>4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7" table:formula="of:=[.B9]-[.C10]" table:style-name="ce53">
            <text:p>7</text:p>
          </table:table-cell>
          <table:table-cell office:value-type="float" office:value="1" table:formula="of:=COUNTIF([.E$17:.E$995]; &quot;Completed Day 3&quot;)" table:style-name="ce53">
            <text:p>1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7" table:formula="of:=[.B10]-[.C11]" table:style-name="ce53">
            <text:p>7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4" table:formula="of:=[.B11]-[.C12]" table:style-name="ce53">
            <text:p>4</text:p>
          </table:table-cell>
          <table:table-cell office:value-type="float" office:value="3" table:formula="of:=COUNTIF([.E$17:.E$995]; &quot;Completed Day 5&quot;)" table:style-name="ce53">
            <text:p>3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4" table:formula="of:=[.B12]-[.C13]" table:style-name="ce53">
            <text:p>4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0" table:formula="of:=[.B13]-[.C14]" table:style-name="ce53">
            <text:p>0</text:p>
          </table:table-cell>
          <table:table-cell office:value-type="float" office:value="4" table:formula="of:=COUNTIF([.E$17:.E$995]; &quot;Completed Day 7&quot;)" table:style-name="ce53">
            <text:p>4</text:p>
          </table:table-cell>
          <table:table-cell table:number-columns-repeated="2"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Note: Due to the late project start, the results of this sprint will be provided to you (although you may use your own solution if you prefer)</text:p>
          </table:table-cell>
          <table:table-cell table:style-name="ce53"/>
          <table:table-cell table:style-name="ce55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Task</text:p>
          </table:table-cell>
          <table:table-cell office:value-type="string" table:style-name="ce61">
            <text:p>Status</text:p>
          </table:table-cell>
          <table:table-cell office:value-type="string" table:style-name="ce62">
            <text:p>Notes</text:p>
          </table:table-cell>
          <table:table-cell table:number-columns-repeated="16378" table:style-name="ce1"/>
        </table:table-row>
        <table:table-row table:style-name="ro5">
          <table:table-cell office:value-type="float" office:value="1" table:style-name="ce6">
            <text:p>1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the Product class</text:p>
          </table:table-cell>
          <table:table-cell office:value-type="string" table:style-name="ce65">
            <text:p>Completed Day 1</text:p>
          </table:table-cell>
          <table:table-cell office:value-type="string" table:style-name="ce66">
            <text:p>Test each class and method as it is written</text:p>
          </table:table-cell>
          <table:table-cell table:number-columns-repeated="16378"/>
        </table:table-row>
        <table:table-row table:style-name="ro5">
          <table:table-cell office:value-type="float" office:value="2" table:style-name="ce6">
            <text:p>2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operator&lt;&lt; for Product</text:p>
          </table:table-cell>
          <table:table-cell office:value-type="string" table:style-name="ce65">
            <text:p>Completed Day 1</text:p>
          </table:table-cell>
          <table:table-cell office:value-type="string" table:style-name="ce66">
            <text:p>Commit and push AT LEAST once every class or update</text:p>
          </table:table-cell>
          <table:table-cell table:number-columns-repeated="16378"/>
        </table:table-row>
        <table:table-row table:style-name="ro5">
          <table:table-cell office:value-type="float" office:value="3" table:style-name="ce6">
            <text:p>3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Store::add_product, products, and product(int)</text:p>
          </table:table-cell>
          <table:table-cell office:value-type="string" table:style-name="ce65">
            <text:p>Completed Day 1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4" table:style-name="ce6">
            <text:p>4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the Options class sans to_string</text:p>
          </table:table-cell>
          <table:table-cell office:value-type="string" table:style-name="ce65">
            <text:p>Completed Day 1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5" table:style-name="ce6">
            <text:p>5</text:p>
          </table:table-cell>
          <table:table-cell office:value-type="string" table:style-name="ce63">
            <text:p>TOOL</text:p>
          </table:table-cell>
          <table:table-cell table:content-validation-name="val5" table:style-name="ce6"/>
          <table:table-cell office:value-type="string" table:style-name="ce64">
            <text:p>Write the Tool class</text:p>
          </table:table-cell>
          <table:table-cell office:value-type="string" table:style-name="ce65">
            <text:p>Completed Day 1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6" table:style-name="ce6">
            <text:p>6</text:p>
          </table:table-cell>
          <table:table-cell office:value-type="string" table:style-name="ce63">
            <text:p>STORE</text:p>
          </table:table-cell>
          <table:table-cell table:content-validation-name="val5" table:style-name="ce6"/>
          <table:table-cell office:value-type="string" table:style-name="ce64">
            <text:p>Write Store class</text:p>
          </table:table-cell>
          <table:table-cell office:value-type="string" table:style-name="ce65">
            <text:p>Completed Day 2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7" table:style-name="ce6">
            <text:p>7</text:p>
          </table:table-cell>
          <table:table-cell office:value-type="string" table:style-name="ce63">
            <text:p>STORE</text:p>
          </table:table-cell>
          <table:table-cell table:content-validation-name="val5" table:style-name="ce6"/>
          <table:table-cell office:value-type="string" table:style-name="ce64">
            <text:p>Write operator&lt;&lt; for Store</text:p>
          </table:table-cell>
          <table:table-cell office:value-type="string" table:style-name="ce65">
            <text:p>Completed Day 2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8" table:style-name="ce6">
            <text:p>8</text:p>
          </table:table-cell>
          <table:table-cell office:value-type="string" table:style-name="ce63">
            <text:p>STORE</text:p>
          </table:table-cell>
          <table:table-cell table:content-validation-name="val5" table:style-name="ce6"/>
          <table:table-cell office:value-type="string" table:style-name="ce64">
            <text:p>Write first draft of main() function – add Tools</text:p>
          </table:table-cell>
          <table:table-cell office:value-type="string" table:style-name="ce65">
            <text:p>Completed Day 2</text:p>
          </table:table-cell>
          <table:table-cell table:style-name="ce66"/>
          <table:table-cell table:number-columns-repeated="16378"/>
        </table:table-row>
        <table:table-row table:style-name="ro6">
          <table:table-cell office:value-type="float" office:value="9" table:style-name="ce6">
            <text:p>9</text:p>
          </table:table-cell>
          <table:table-cell office:value-type="string" table:style-name="ce63">
            <text:p>LISTPROD</text:p>
          </table:table-cell>
          <table:table-cell table:content-validation-name="val5" table:style-name="ce6"/>
          <table:table-cell office:value-type="string" table:style-name="ce64">
            <text:p>Update main() function to list Products (polymorphism should enable other products to list as well)</text:p>
          </table:table-cell>
          <table:table-cell office:value-type="string" table:style-name="ce65">
            <text:p>Completed Day 2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10" table:style-name="ce6">
            <text:p>10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Write Exposure enum class</text:p>
          </table:table-cell>
          <table:table-cell office:value-type="string" table:style-name="ce65">
            <text:p>Completed Day 3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11" table:style-name="ce6">
            <text:p>11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Write Exposure operator&lt;&lt; function</text:p>
          </table:table-cell>
          <table:table-cell office:value-type="string" table:style-name="ce65">
            <text:p>Completed Day 5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12" table:style-name="ce6">
            <text:p>12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Write Plant class</text:p>
          </table:table-cell>
          <table:table-cell office:value-type="string" table:style-name="ce65">
            <text:p>Completed Day 5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13" table:style-name="ce6">
            <text:p>13</text:p>
          </table:table-cell>
          <table:table-cell office:value-type="string" table:style-name="ce63">
            <text:p>PLANT</text:p>
          </table:table-cell>
          <table:table-cell table:content-validation-name="val5" table:style-name="ce6"/>
          <table:table-cell office:value-type="string" table:style-name="ce64">
            <text:p>Update main() function to create Plant products</text:p>
          </table:table-cell>
          <table:table-cell office:value-type="string" table:style-name="ce65">
            <text:p>Completed Day 5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14" table:style-name="ce6">
            <text:p>14</text:p>
          </table:table-cell>
          <table:table-cell office:value-type="string" table:style-name="ce63">
            <text:p>MULCH</text:p>
          </table:table-cell>
          <table:table-cell table:content-validation-name="val5" table:style-name="ce6"/>
          <table:table-cell office:value-type="string" table:style-name="ce64">
            <text:p>Write Material enum class</text:p>
          </table:table-cell>
          <table:table-cell office:value-type="string" table:style-name="ce65">
            <text:p>Completed Day 7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15" table:style-name="ce6">
            <text:p>15</text:p>
          </table:table-cell>
          <table:table-cell office:value-type="string" table:style-name="ce63">
            <text:p>MULCH</text:p>
          </table:table-cell>
          <table:table-cell table:content-validation-name="val5" table:style-name="ce6"/>
          <table:table-cell office:value-type="string" table:style-name="ce64">
            <text:p>Write Material operator&lt;&lt; function</text:p>
          </table:table-cell>
          <table:table-cell office:value-type="string" table:style-name="ce65">
            <text:p>Completed Day 7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16" table:style-name="ce6">
            <text:p>16</text:p>
          </table:table-cell>
          <table:table-cell office:value-type="string" table:style-name="ce63">
            <text:p>MULCH</text:p>
          </table:table-cell>
          <table:table-cell table:content-validation-name="val5" table:style-name="ce6"/>
          <table:table-cell office:value-type="string" table:style-name="ce64">
            <text:p>Write Mulch class</text:p>
          </table:table-cell>
          <table:table-cell office:value-type="string" table:style-name="ce65">
            <text:p>Completed Day 7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17" table:style-name="ce6">
            <text:p>17</text:p>
          </table:table-cell>
          <table:table-cell office:value-type="string" table:style-name="ce63">
            <text:p>MULCH</text:p>
          </table:table-cell>
          <table:table-cell table:content-validation-name="val5" table:style-name="ce6"/>
          <table:table-cell office:value-type="string" table:style-name="ce64">
            <text:p>Update main() function to create Mulch products</text:p>
          </table:table-cell>
          <table:table-cell office:value-type="string" table:style-name="ce65">
            <text:p>Completed Day 7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18" table:style-name="ce6">
            <text:p>1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9" table:style-name="ce6">
            <text:p>1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0" table:style-name="ce6">
            <text:p>2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1" table:style-name="ce6">
            <text:p>2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2" table:style-name="ce6">
            <text:p>2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3" table:style-name="ce6">
            <text:p>2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4" table:style-name="ce6">
            <text:p>2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5" table:style-name="ce6">
            <text:p>2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6" table:style-name="ce6">
            <text:p>2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7" table:style-name="ce6">
            <text:p>2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8" table:style-name="ce6">
            <text:p>2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9" table:style-name="ce6">
            <text:p>2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0" table:style-name="ce6">
            <text:p>3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1" table:style-name="ce6">
            <text:p>3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2" table:style-name="ce6">
            <text:p>3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3" table:style-name="ce6">
            <text:p>3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4" table:style-name="ce6">
            <text:p>3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5" table:style-name="ce6">
            <text:p>3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6" table:style-name="ce6">
            <text:p>3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7" table:style-name="ce6">
            <text:p>3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8" table:style-name="ce6">
            <text:p>3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9" table:style-name="ce6">
            <text:p>3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0" table:style-name="ce6">
            <text:p>4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1" table:style-name="ce6">
            <text:p>4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2" table:style-name="ce6">
            <text:p>4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3" table:style-name="ce6">
            <text:p>4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4" table:style-name="ce6">
            <text:p>4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5" table:style-name="ce6">
            <text:p>4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6" table:style-name="ce6">
            <text:p>4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7" table:style-name="ce6">
            <text:p>4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48" table:style-name="ce6">
            <text:p>4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49" table:style-name="ce6">
            <text:p>4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50" table:style-name="ce6">
            <text:p>5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51" table:style-name="ce6">
            <text:p>5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52" table:style-name="ce6">
            <text:p>5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53" table:style-name="ce6">
            <text:p>5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54" table:style-name="ce6">
            <text:p>5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55" table:style-name="ce6">
            <text:p>5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56" table:style-name="ce6">
            <text:p>5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57" table:style-name="ce6">
            <text:p>5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58" table:style-name="ce6">
            <text:p>5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59" table:style-name="ce6">
            <text:p>5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0" table:style-name="ce6">
            <text:p>6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1" table:style-name="ce6">
            <text:p>6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2" table:style-name="ce6">
            <text:p>6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3" table:style-name="ce6">
            <text:p>6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4" table:style-name="ce6">
            <text:p>6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5" table:style-name="ce6">
            <text:p>6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6" table:style-name="ce6">
            <text:p>6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7" table:style-name="ce6">
            <text:p>6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8" table:style-name="ce6">
            <text:p>6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9" table:style-name="ce6">
            <text:p>6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0" table:style-name="ce6">
            <text:p>7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1" table:style-name="ce6">
            <text:p>7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2" table:style-name="ce6">
            <text:p>7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3" table:style-name="ce6">
            <text:p>7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4" table:style-name="ce6">
            <text:p>7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5" table:style-name="ce6">
            <text:p>75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6" table:style-name="ce6">
            <text:p>76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7" table:style-name="ce6">
            <text:p>77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8" table:style-name="ce6">
            <text:p>78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9" table:style-name="ce6">
            <text:p>79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80" table:style-name="ce6">
            <text:p>80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81" table:style-name="ce6">
            <text:p>81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82" table:style-name="ce6">
            <text:p>82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83" table:style-name="ce6">
            <text:p>83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84" table:style-name="ce6">
            <text:p>84</text:p>
          </table:table-cell>
          <table:table-cell table:style-name="ce63"/>
          <table:table-cell table:content-validation-name="val5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number-rows-repeated="1048476" table:style-name="ro8">
          <table:table-cell table:number-columns-repeated="16384"/>
        </table:table-row>
      </table:table>
      <table:table table:name="Sprint_02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2" table:formula="of:=[Sprint_01_Backlog.B1]+1" table:style-name="ce53">
            <text:p>2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0-13T00:00:00" table:formula="of:=[Sprint_01_Backlog.B3]" table:style-name="ce57">
            <text:p>Oct 13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0-20T00:00:00" table:formula="of:=[.B2]+7" table:style-name="ce57">
            <text:p>Oct 20</text:p>
          </table:table-cell>
          <table:table-cell table:style-name="ce53"/>
          <table:table-cell table:style-name="ce53">
            <draw:frame draw:z-index="1" draw:id="id2" draw:style-name="a2" draw:name="Chart 1" svg:x="1.837in" svg:y="0.0752in" svg:width="4.1028in" svg:height="2.028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14" table:formula="of:=COUNTA([.D17:.D995])" table:style-name="ce53">
            <text:p>14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11" table:formula="of:=[.B7]-[.C8]" table:style-name="ce53">
            <text:p>11</text:p>
          </table:table-cell>
          <table:table-cell office:value-type="float" office:value="3" table:formula="of:=COUNTIF([.E$17:.E$995]; &quot;Completed Day 1&quot;)" table:style-name="ce53">
            <text:p>3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10" table:formula="of:=[.B8]-[.C9]" table:style-name="ce53">
            <text:p>10</text:p>
          </table:table-cell>
          <table:table-cell office:value-type="float" office:value="1" table:formula="of:=COUNTIF([.E$17:.E$995]; &quot;Completed Day 2&quot;)" table:style-name="ce53">
            <text:p>1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5" table:formula="of:=[.B9]-[.C10]" table:style-name="ce53">
            <text:p>5</text:p>
          </table:table-cell>
          <table:table-cell office:value-type="float" office:value="5" table:formula="of:=COUNTIF([.E$17:.E$995]; &quot;Completed Day 3&quot;)" table:style-name="ce53">
            <text:p>5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2" table:formula="of:=[.B10]-[.C11]" table:style-name="ce53">
            <text:p>2</text:p>
          </table:table-cell>
          <table:table-cell office:value-type="float" office:value="3" table:formula="of:=COUNTIF([.E$17:.E$995]; &quot;Completed Day 4&quot;)" table:style-name="ce53">
            <text:p>3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0" table:formula="of:=[.B11]-[.C12]" table:style-name="ce53">
            <text:p>0</text:p>
          </table:table-cell>
          <table:table-cell office:value-type="float" office:value="2" table:formula="of:=COUNTIF([.E$17:.E$995]; &quot;Completed Day 5&quot;)" table:style-name="ce53">
            <text:p>2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0" table:formula="of:=[.B12]-[.C13]" table:style-name="ce53">
            <text:p>0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0" table:formula="of:=[.B13]-[.C14]" table:style-name="ce53">
            <text:p>0</text:p>
          </table:table-cell>
          <table:table-cell office:value-type="float" office:value="0" table:formula="of:=COUNTIF([.E$17:.E$995]; &quot;Completed Day 7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5">
          <table:table-cell office:value-type="float" office:value="1" table:style-name="ce6">
            <text:p>1</text:p>
          </table:table-cell>
          <table:table-cell office:value-type="string" table:style-name="ce63">
            <text:p>WINDO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64">
            <text:p>Created GUI Mainwin using gtkmm library</text:p>
          </table:table-cell>
          <table:table-cell office:value-type="string" table:style-name="ce65">
            <text:p>Completed Day 1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2" table:style-name="ce6">
            <text:p>2</text:p>
          </table:table-cell>
          <table:table-cell office:value-type="string" table:style-name="ce63">
            <text:p>WINDO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64">
            <text:p>Added menubar with file menu, <text:s/>insert menu and view menu</text:p>
          </table:table-cell>
          <table:table-cell office:value-type="string" table:style-name="ce65">
            <text:p>Completed Day 1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3" table:style-name="ce6">
            <text:p>3</text:p>
          </table:table-cell>
          <table:table-cell office:value-type="string" table:style-name="ce63">
            <text:p>WINDO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64">
            <text:p>Added functions when clicked on menuitem<text:s/></text:p>
          </table:table-cell>
          <table:table-cell office:value-type="string" table:style-name="ce65">
            <text:p>Completed Day 1</text:p>
          </table:table-cell>
          <table:table-cell table:style-name="ce66"/>
          <table:table-cell table:number-columns-repeated="16378"/>
        </table:table-row>
        <table:table-row table:style-name="ro6">
          <table:table-cell office:value-type="float" office:value="4" table:style-name="ce6">
            <text:p>4</text:p>
          </table:table-cell>
          <table:table-cell office:value-type="string" table:style-name="ce63">
            <text:p>WINDO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64">
            <text:p>Added windows for inserting parameters for products according to their types i.e. tools, plants or mulchs.</text:p>
          </table:table-cell>
          <table:table-cell office:value-type="string" table:style-name="ce65">
            <text:p>Completed Day 2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5" table:style-name="ce6">
            <text:p>5</text:p>
          </table:table-cell>
          <table:table-cell office:value-type="string" table:style-name="ce63">
            <text:p>TOOL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64">
            <text:p>Added ComboTextBox to input name, price and description</text:p>
          </table:table-cell>
          <table:table-cell office:value-type="string" table:style-name="ce65">
            <text:p>Completed Day 3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6" table:style-name="ce6">
            <text:p>6</text:p>
          </table:table-cell>
          <table:table-cell office:value-type="string" table:style-name="ce63">
            <text:p>TOOL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64">
            <text:p>Added Submit and Cancel Button</text:p>
          </table:table-cell>
          <table:table-cell office:value-type="string" table:style-name="ce65">
            <text:p>Completed Day 3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7" table:style-name="ce6">
            <text:p>7</text:p>
          </table:table-cell>
          <table:table-cell office:value-type="string" table:style-name="ce63">
            <text:p>PLANT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64">
            <text:p>Added ComboTextBox to input name, price, description and species</text:p>
          </table:table-cell>
          <table:table-cell office:value-type="string" table:style-name="ce65">
            <text:p>Completed Day 3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8" table:style-name="ce6">
            <text:p>8</text:p>
          </table:table-cell>
          <table:table-cell office:value-type="string" table:style-name="ce63">
            <text:p>PLANT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64">
            <text:p>Added Dropdown Button to select the exposure type of the plant</text:p>
          </table:table-cell>
          <table:table-cell office:value-type="string" table:style-name="ce65">
            <text:p>Completed Day 3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9" table:style-name="ce6">
            <text:p>9</text:p>
          </table:table-cell>
          <table:table-cell office:value-type="string" table:style-name="ce63">
            <text:p>PLANT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64">
            <text:p>Added Submit and Cancel Button</text:p>
          </table:table-cell>
          <table:table-cell office:value-type="string" table:style-name="ce65">
            <text:p>Completed Day 3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10" table:style-name="ce6">
            <text:p>10</text:p>
          </table:table-cell>
          <table:table-cell office:value-type="string" table:style-name="ce63">
            <text:p>MULCH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64">
            <text:p>Added ComboTextBox to input name, price, description and species</text:p>
          </table:table-cell>
          <table:table-cell office:value-type="string" table:style-name="ce65">
            <text:p>Completed Day 4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11" table:style-name="ce6">
            <text:p>11</text:p>
          </table:table-cell>
          <table:table-cell office:value-type="string" table:style-name="ce63">
            <text:p>MULCH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64">
            <text:p>Added Dropdown Button to select the material type of the mulch</text:p>
          </table:table-cell>
          <table:table-cell office:value-type="string" table:style-name="ce65">
            <text:p>Completed Day 4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12" table:style-name="ce6">
            <text:p>12</text:p>
          </table:table-cell>
          <table:table-cell office:value-type="string" table:style-name="ce63">
            <text:p>MULCH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64">
            <text:p>Added Submit and Cancel Button</text:p>
          </table:table-cell>
          <table:table-cell office:value-type="string" table:style-name="ce65">
            <text:p>Completed Day 4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13" table:style-name="ce6">
            <text:p>13</text:p>
          </table:table-cell>
          <table:table-cell office:value-type="string" table:style-name="ce63">
            <text:p>LIST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64">
            <text:p>Added products menuitem in view menu</text:p>
          </table:table-cell>
          <table:table-cell office:value-type="string" table:style-name="ce65">
            <text:p>Completed Day 5</text:p>
          </table:table-cell>
          <table:table-cell table:style-name="ce66"/>
          <table:table-cell table:number-columns-repeated="16378"/>
        </table:table-row>
        <table:table-row table:style-name="ro6">
          <table:table-cell office:value-type="float" office:value="14" table:style-name="ce6">
            <text:p>14</text:p>
          </table:table-cell>
          <table:table-cell office:value-type="string" table:style-name="ce63">
            <text:p>LISTW</text:p>
          </table:table-cell>
          <table:table-cell office:value-type="string" table:content-validation-name="val6" table:style-name="ce6">
            <text:p>B S</text:p>
          </table:table-cell>
          <table:table-cell office:value-type="string" table:style-name="ce64">
            <text:p>Set display label by iterating throught the list of products to show the products in the main window.</text:p>
          </table:table-cell>
          <table:table-cell office:value-type="string" table:style-name="ce65">
            <text:p>Completed Day 5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15" table:style-name="ce6">
            <text:p>1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6" table:style-name="ce6">
            <text:p>1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7" table:style-name="ce6">
            <text:p>1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8" table:style-name="ce6">
            <text:p>1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9" table:style-name="ce6">
            <text:p>1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0" table:style-name="ce6">
            <text:p>2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1" table:style-name="ce6">
            <text:p>2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2" table:style-name="ce6">
            <text:p>2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3" table:style-name="ce6">
            <text:p>2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4" table:style-name="ce6">
            <text:p>2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5" table:style-name="ce6">
            <text:p>2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6" table:style-name="ce6">
            <text:p>2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7" table:style-name="ce6">
            <text:p>2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8" table:style-name="ce6">
            <text:p>2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9" table:style-name="ce6">
            <text:p>2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0" table:style-name="ce6">
            <text:p>3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1" table:style-name="ce6">
            <text:p>3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2" table:style-name="ce6">
            <text:p>3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3" table:style-name="ce6">
            <text:p>3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4" table:style-name="ce6">
            <text:p>3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5" table:style-name="ce6">
            <text:p>3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6" table:style-name="ce6">
            <text:p>3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7" table:style-name="ce6">
            <text:p>3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8" table:style-name="ce6">
            <text:p>3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9" table:style-name="ce6">
            <text:p>3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0" table:style-name="ce6">
            <text:p>4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1" table:style-name="ce6">
            <text:p>4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2" table:style-name="ce6">
            <text:p>4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3" table:style-name="ce6">
            <text:p>4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4" table:style-name="ce6">
            <text:p>4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5" table:style-name="ce6">
            <text:p>4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6" table:style-name="ce6">
            <text:p>4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7" table:style-name="ce6">
            <text:p>4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8" table:style-name="ce6">
            <text:p>4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9" table:style-name="ce6">
            <text:p>4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50" table:style-name="ce6">
            <text:p>5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51" table:style-name="ce6">
            <text:p>5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52" table:style-name="ce6">
            <text:p>5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53" table:style-name="ce6">
            <text:p>5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54" table:style-name="ce6">
            <text:p>5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55" table:style-name="ce6">
            <text:p>5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56" table:style-name="ce6">
            <text:p>5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57" table:style-name="ce6">
            <text:p>5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58" table:style-name="ce6">
            <text:p>5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59" table:style-name="ce6">
            <text:p>5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0" table:style-name="ce6">
            <text:p>6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1" table:style-name="ce6">
            <text:p>6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2" table:style-name="ce6">
            <text:p>6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3" table:style-name="ce6">
            <text:p>6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4" table:style-name="ce6">
            <text:p>6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5" table:style-name="ce6">
            <text:p>6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6" table:style-name="ce6">
            <text:p>6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7" table:style-name="ce6">
            <text:p>6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8" table:style-name="ce6">
            <text:p>6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9" table:style-name="ce6">
            <text:p>6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0" table:style-name="ce6">
            <text:p>7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1" table:style-name="ce6">
            <text:p>7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2" table:style-name="ce6">
            <text:p>7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3" table:style-name="ce6">
            <text:p>7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4" table:style-name="ce6">
            <text:p>7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5" table:style-name="ce6">
            <text:p>75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6" table:style-name="ce6">
            <text:p>76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7" table:style-name="ce6">
            <text:p>77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8" table:style-name="ce6">
            <text:p>78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9" table:style-name="ce6">
            <text:p>79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80" table:style-name="ce6">
            <text:p>80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81" table:style-name="ce6">
            <text:p>81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82" table:style-name="ce6">
            <text:p>82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83" table:style-name="ce6">
            <text:p>83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84" table:style-name="ce6">
            <text:p>84</text:p>
          </table:table-cell>
          <table:table-cell table:style-name="ce63"/>
          <table:table-cell table:content-validation-name="val6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number-rows-repeated="1048476" table:style-name="ro8">
          <table:table-cell table:number-columns-repeated="16384"/>
        </table:table-row>
      </table:table>
      <table:table table:name="Sprint_03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3" table:formula="of:=[Sprint_02_Backlog.B1]+1" table:style-name="ce53">
            <text:p>3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0-20T00:00:00" table:formula="of:=[Sprint_02_Backlog.B2]+7" table:style-name="ce57">
            <text:p>Oct 20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0-27T00:00:00" table:formula="of:=[.B2]+7" table:style-name="ce57">
            <text:p>Oct 27</text:p>
          </table:table-cell>
          <table:table-cell table:style-name="ce53"/>
          <table:table-cell table:style-name="ce53">
            <draw:frame draw:z-index="1" draw:id="id3" draw:style-name="a3" draw:name="Chart 1" svg:x="1.837in" svg:y="0.0752in" svg:width="4.1028in" svg:height="2.028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7" table:formula="of:=COUNTA([.D17:.D995])" table:style-name="ce53">
            <text:p>7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5" table:formula="of:=[.B7]-[.C8]" table:style-name="ce53">
            <text:p>5</text:p>
          </table:table-cell>
          <table:table-cell office:value-type="float" office:value="2" table:formula="of:=COUNTIF([.E$17:.E$995]; &quot;Completed Day 1&quot;)" table:style-name="ce53">
            <text:p>2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3" table:formula="of:=[.B8]-[.C9]" table:style-name="ce53">
            <text:p>3</text:p>
          </table:table-cell>
          <table:table-cell office:value-type="float" office:value="2" table:formula="of:=COUNTIF([.E$17:.E$995]; &quot;Completed Day 2&quot;)" table:style-name="ce53">
            <text:p>2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2" table:formula="of:=[.B9]-[.C10]" table:style-name="ce53">
            <text:p>2</text:p>
          </table:table-cell>
          <table:table-cell office:value-type="float" office:value="1" table:formula="of:=COUNTIF([.E$17:.E$995]; &quot;Completed Day 3&quot;)" table:style-name="ce53">
            <text:p>1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0" table:formula="of:=[.B10]-[.C11]" table:style-name="ce53">
            <text:p>0</text:p>
          </table:table-cell>
          <table:table-cell office:value-type="float" office:value="2" table:formula="of:=COUNTIF([.E$17:.E$995]; &quot;Completed Day 4&quot;)" table:style-name="ce53">
            <text:p>2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0" table:formula="of:=[.B11]-[.C12]" table:style-name="ce53">
            <text:p>0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0" table:formula="of:=[.B12]-[.C13]" table:style-name="ce53">
            <text:p>0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0" table:formula="of:=[.B13]-[.C14]" table:style-name="ce53">
            <text:p>0</text:p>
          </table:table-cell>
          <table:table-cell office:value-type="float" office:value="0" table:formula="of:=COUNTIF([.E$17:.E$995]; &quot;Completed Day 7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6">
          <table:table-cell office:value-type="float" office:value="1" table:style-name="ce6">
            <text:p>1</text:p>
          </table:table-cell>
          <table:table-cell office:value-type="string" table:style-name="ce63">
            <text:p>SAVE</text:p>
          </table:table-cell>
          <table:table-cell office:value-type="string" table:content-validation-name="val7" table:style-name="ce6">
            <text:p>B S</text:p>
          </table:table-cell>
          <table:table-cell office:value-type="string" table:style-name="ce64">
            <text:p>When app runs for the firs time we five the default name to the filename attributes.</text:p>
          </table:table-cell>
          <table:table-cell office:value-type="string" table:style-name="ce65">
            <text:p>Completed Day 1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2" table:style-name="ce6">
            <text:p>2</text:p>
          </table:table-cell>
          <table:table-cell office:value-type="string" table:style-name="ce63">
            <text:p>SAVE</text:p>
          </table:table-cell>
          <table:table-cell office:value-type="string" table:content-validation-name="val7" table:style-name="ce6">
            <text:p>B S</text:p>
          </table:table-cell>
          <table:table-cell office:value-type="string" table:style-name="ce64">
            <text:p>Called save functions from the store and saved in the default filename.</text:p>
          </table:table-cell>
          <table:table-cell office:value-type="string" table:style-name="ce65">
            <text:p>Completed Day 1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3" table:style-name="ce6">
            <text:p>3</text:p>
          </table:table-cell>
          <table:table-cell office:value-type="string" table:style-name="ce63">
            <text:p>SAVE</text:p>
          </table:table-cell>
          <table:table-cell office:value-type="string" table:content-validation-name="val7" table:style-name="ce6">
            <text:p>B S</text:p>
          </table:table-cell>
          <table:table-cell office:value-type="string" table:style-name="ce64">
            <text:p>Saved Products according to their type in the created file using ostream</text:p>
          </table:table-cell>
          <table:table-cell office:value-type="string" table:style-name="ce65">
            <text:p>Completed Day 2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4" table:style-name="ce6">
            <text:p>4</text:p>
          </table:table-cell>
          <table:table-cell office:value-type="string" table:style-name="ce63">
            <text:p>LOAD</text:p>
          </table:table-cell>
          <table:table-cell office:value-type="string" table:content-validation-name="val7" table:style-name="ce6">
            <text:p>B S</text:p>
          </table:table-cell>
          <table:table-cell office:value-type="string" table:style-name="ce64">
            <text:p>Load saved file from the directory by using istream.</text:p>
          </table:table-cell>
          <table:table-cell office:value-type="string" table:style-name="ce65">
            <text:p>Completed Day 2</text:p>
          </table:table-cell>
          <table:table-cell table:style-name="ce66"/>
          <table:table-cell table:number-columns-repeated="16378"/>
        </table:table-row>
        <table:table-row table:style-name="ro6">
          <table:table-cell office:value-type="float" office:value="5" table:style-name="ce6">
            <text:p>5</text:p>
          </table:table-cell>
          <table:table-cell office:value-type="string" table:style-name="ce63">
            <text:p>SAVEAS</text:p>
          </table:table-cell>
          <table:table-cell office:value-type="string" table:content-validation-name="val7" table:style-name="ce6">
            <text:p>B S</text:p>
          </table:table-cell>
          <table:table-cell office:value-type="string" table:style-name="ce64">
            <text:p>When clicked in save as menu item it will popup the window where file can be saved in user defined filename.</text:p>
          </table:table-cell>
          <table:table-cell office:value-type="string" table:style-name="ce65">
            <text:p>Completed Day 3</text:p>
          </table:table-cell>
          <table:table-cell table:style-name="ce66"/>
          <table:table-cell table:number-columns-repeated="16378"/>
        </table:table-row>
        <table:table-row table:style-name="ro5">
          <table:table-cell office:value-type="float" office:value="6" table:style-name="ce6">
            <text:p>6</text:p>
          </table:table-cell>
          <table:table-cell office:value-type="string" table:style-name="ce63">
            <text:p>ABOUT</text:p>
          </table:table-cell>
          <table:table-cell office:value-type="string" table:content-validation-name="val7" table:style-name="ce6">
            <text:p>B S</text:p>
          </table:table-cell>
          <table:table-cell office:value-type="string" table:style-name="ce64">
            <text:p>Added Help Menu in Menubar</text:p>
          </table:table-cell>
          <table:table-cell office:value-type="string" table:style-name="ce65">
            <text:p>Completed Day 4</text:p>
          </table:table-cell>
          <table:table-cell table:style-name="ce66"/>
          <table:table-cell table:number-columns-repeated="16378"/>
        </table:table-row>
        <table:table-row table:style-name="ro6">
          <table:table-cell office:value-type="float" office:value="7" table:style-name="ce6">
            <text:p>7</text:p>
          </table:table-cell>
          <table:table-cell office:value-type="string" table:style-name="ce63">
            <text:p>ABOUT</text:p>
          </table:table-cell>
          <table:table-cell office:value-type="string" table:content-validation-name="val7" table:style-name="ce6">
            <text:p>B S</text:p>
          </table:table-cell>
          <table:table-cell office:value-type="string" table:style-name="ce64">
            <text:p>Added About menu item which would open the dialog showing app logo and description about the app with the contributers name.</text:p>
          </table:table-cell>
          <table:table-cell office:value-type="string" table:style-name="ce65">
            <text:p>Completed Day 4</text:p>
          </table:table-cell>
          <table:table-cell table:style-name="ce66"/>
          <table:table-cell table:number-columns-repeated="16378"/>
        </table:table-row>
        <table:table-row table:style-name="ro3">
          <table:table-cell office:value-type="float" office:value="8" table:style-name="ce6">
            <text:p>8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9" table:style-name="ce6">
            <text:p>9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0" table:style-name="ce6">
            <text:p>10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1" table:style-name="ce6">
            <text:p>11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2" table:style-name="ce6">
            <text:p>12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3" table:style-name="ce6">
            <text:p>13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4" table:style-name="ce6">
            <text:p>14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5" table:style-name="ce6">
            <text:p>15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6" table:style-name="ce6">
            <text:p>16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7" table:style-name="ce6">
            <text:p>17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8" table:style-name="ce6">
            <text:p>18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19" table:style-name="ce6">
            <text:p>19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0" table:style-name="ce6">
            <text:p>20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1" table:style-name="ce6">
            <text:p>21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2" table:style-name="ce6">
            <text:p>22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3" table:style-name="ce6">
            <text:p>23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4" table:style-name="ce6">
            <text:p>24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5" table:style-name="ce6">
            <text:p>25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6" table:style-name="ce6">
            <text:p>26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7" table:style-name="ce6">
            <text:p>27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8" table:style-name="ce6">
            <text:p>28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29" table:style-name="ce6">
            <text:p>29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0" table:style-name="ce6">
            <text:p>30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1" table:style-name="ce6">
            <text:p>31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2" table:style-name="ce6">
            <text:p>32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3" table:style-name="ce6">
            <text:p>33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4" table:style-name="ce6">
            <text:p>34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5" table:style-name="ce6">
            <text:p>35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6" table:style-name="ce6">
            <text:p>36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7" table:style-name="ce6">
            <text:p>37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8" table:style-name="ce6">
            <text:p>38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39" table:style-name="ce6">
            <text:p>39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0" table:style-name="ce6">
            <text:p>40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1" table:style-name="ce6">
            <text:p>41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2" table:style-name="ce6">
            <text:p>42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3" table:style-name="ce6">
            <text:p>43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4" table:style-name="ce6">
            <text:p>44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5" table:style-name="ce6">
            <text:p>45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6" table:style-name="ce6">
            <text:p>46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7" table:style-name="ce6">
            <text:p>47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8" table:style-name="ce6">
            <text:p>48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49" table:style-name="ce6">
            <text:p>49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50" table:style-name="ce6">
            <text:p>50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51" table:style-name="ce6">
            <text:p>51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52" table:style-name="ce6">
            <text:p>52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53" table:style-name="ce6">
            <text:p>53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54" table:style-name="ce6">
            <text:p>54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3">
          <table:table-cell office:value-type="float" office:value="55" table:style-name="ce6">
            <text:p>55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56" table:style-name="ce6">
            <text:p>56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57" table:style-name="ce6">
            <text:p>57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58" table:style-name="ce6">
            <text:p>58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59" table:style-name="ce6">
            <text:p>59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0" table:style-name="ce6">
            <text:p>60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1" table:style-name="ce6">
            <text:p>61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2" table:style-name="ce6">
            <text:p>62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3" table:style-name="ce6">
            <text:p>63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4" table:style-name="ce6">
            <text:p>64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5" table:style-name="ce6">
            <text:p>65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6" table:style-name="ce6">
            <text:p>66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7" table:style-name="ce6">
            <text:p>67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8" table:style-name="ce6">
            <text:p>68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69" table:style-name="ce6">
            <text:p>69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0" table:style-name="ce6">
            <text:p>70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1" table:style-name="ce6">
            <text:p>71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2" table:style-name="ce6">
            <text:p>72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3" table:style-name="ce6">
            <text:p>73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4" table:style-name="ce6">
            <text:p>74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5" table:style-name="ce6">
            <text:p>75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6" table:style-name="ce6">
            <text:p>76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7" table:style-name="ce6">
            <text:p>77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8" table:style-name="ce6">
            <text:p>78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79" table:style-name="ce6">
            <text:p>79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80" table:style-name="ce6">
            <text:p>80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81" table:style-name="ce6">
            <text:p>81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82" table:style-name="ce6">
            <text:p>82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83" table:style-name="ce6">
            <text:p>83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style-name="ro8">
          <table:table-cell office:value-type="float" office:value="84" table:style-name="ce6">
            <text:p>84</text:p>
          </table:table-cell>
          <table:table-cell table:style-name="ce63"/>
          <table:table-cell table:content-validation-name="val7" table:style-name="ce6"/>
          <table:table-cell table:style-name="ce64"/>
          <table:table-cell table:style-name="ce65"/>
          <table:table-cell table:style-name="ce66"/>
          <table:table-cell table:number-columns-repeated="16378"/>
        </table:table-row>
        <table:table-row table:number-rows-repeated="1048476" table:style-name="ro8">
          <table:table-cell table:number-columns-repeated="16384"/>
        </table:table-row>
      </table:table>
      <table:table table:name="Sprint_04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4" table:formula="of:=[Sprint_03_Backlog.B1]+1" table:style-name="ce53">
            <text:p>4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0-27T00:00:00" table:formula="of:=[Sprint_03_Backlog.B2]+7" table:style-name="ce57">
            <text:p>Oct 27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1-03T00:00:00" table:formula="of:=[.B2]+7" table:style-name="ce57">
            <text:p>Nov 03</text:p>
          </table:table-cell>
          <table:table-cell table:style-name="ce53"/>
          <table:table-cell table:style-name="ce53">
            <draw:frame draw:z-index="1" draw:id="id4" draw:style-name="a4" draw:name="Chart 1" svg:x="1.837in" svg:y="0.0752in" svg:width="4.1028in" svg:height="2.028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7" table:formula="of:=COUNTA([.D17:.D995])" table:style-name="ce53">
            <text:p>7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5" table:formula="of:=[.B7]-[.C8]" table:style-name="ce53">
            <text:p>5</text:p>
          </table:table-cell>
          <table:table-cell office:value-type="float" office:value="2" table:formula="of:=COUNTIF([.E$17:.E$995]; &quot;Completed Day 1&quot;)" table:style-name="ce53">
            <text:p>2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3" table:formula="of:=[.B8]-[.C9]" table:style-name="ce53">
            <text:p>3</text:p>
          </table:table-cell>
          <table:table-cell office:value-type="float" office:value="2" table:formula="of:=COUNTIF([.E$17:.E$995]; &quot;Completed Day 2&quot;)" table:style-name="ce53">
            <text:p>2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2" table:formula="of:=[.B9]-[.C10]" table:style-name="ce53">
            <text:p>2</text:p>
          </table:table-cell>
          <table:table-cell office:value-type="float" office:value="1" table:formula="of:=COUNTIF([.E$17:.E$995]; &quot;Completed Day 3&quot;)" table:style-name="ce53">
            <text:p>1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1" table:formula="of:=[.B10]-[.C11]" table:style-name="ce53">
            <text:p>1</text:p>
          </table:table-cell>
          <table:table-cell office:value-type="float" office:value="1" table:formula="of:=COUNTIF([.E$17:.E$995]; &quot;Completed Day 4&quot;)" table:style-name="ce53">
            <text:p>1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0" table:formula="of:=[.B11]-[.C12]" table:style-name="ce53">
            <text:p>0</text:p>
          </table:table-cell>
          <table:table-cell office:value-type="float" office:value="1" table:formula="of:=COUNTIF([.E$17:.E$995]; &quot;Completed Day 5&quot;)" table:style-name="ce53">
            <text:p>1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0" table:formula="of:=[.B12]-[.C13]" table:style-name="ce53">
            <text:p>0</text:p>
          </table:table-cell>
          <table:table-cell office:value-type="float" office:value="0" table:formula="of:=COUNTIF([.E$17:.E$995]; &quot;Completed Day 6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0" table:formula="of:=[.B13]-[.C14]" table:style-name="ce53">
            <text:p>0</text:p>
          </table:table-cell>
          <table:table-cell office:value-type="float" office:value="0" table:formula="of:=COUNTIF([.E$17:.E$995]; &quot;Completed Day 7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5">
          <table:table-cell office:value-type="float" office:value="1" table:content-validation-name="val12" table:style-name="ce6">
            <text:p>1</text:p>
          </table:table-cell>
          <table:table-cell office:value-type="string" table:content-validation-name="val13" table:style-name="ce63">
            <text:p>CUSTOMER</text:p>
          </table:table-cell>
          <table:table-cell office:value-type="string" table:content-validation-name="val8" table:style-name="ce6">
            <text:p>B S</text:p>
          </table:table-cell>
          <table:table-cell office:value-type="string" table:content-validation-name="val9" table:style-name="ce64">
            <text:p>Created class for customer with attributes name, phone and email.</text:p>
          </table:table-cell>
          <table:table-cell office:value-type="string" table:content-validation-name="val10" table:style-name="ce65">
            <text:p>Completed Day 1</text:p>
          </table:table-cell>
          <table:table-cell table:content-validation-name="val11" table:style-name="ce66"/>
          <table:table-cell table:number-columns-repeated="16378"/>
        </table:table-row>
        <table:table-row table:style-name="ro5">
          <table:table-cell office:value-type="float" office:value="2" table:content-validation-name="val12" table:style-name="ce6">
            <text:p>2</text:p>
          </table:table-cell>
          <table:table-cell office:value-type="string" table:content-validation-name="val13" table:style-name="ce63">
            <text:p>CUSTOMER</text:p>
          </table:table-cell>
          <table:table-cell office:value-type="string" table:content-validation-name="val8" table:style-name="ce6">
            <text:p>B S</text:p>
          </table:table-cell>
          <table:table-cell office:value-type="string" table:content-validation-name="val9" table:style-name="ce64">
            <text:p>Created Constructor and methods to save, load and print the customers.</text:p>
          </table:table-cell>
          <table:table-cell office:value-type="string" table:content-validation-name="val10" table:style-name="ce65">
            <text:p>Completed Day 1</text:p>
          </table:table-cell>
          <table:table-cell table:content-validation-name="val11" table:style-name="ce66"/>
          <table:table-cell table:number-columns-repeated="16378"/>
        </table:table-row>
        <table:table-row table:style-name="ro5">
          <table:table-cell office:value-type="float" office:value="3" table:content-validation-name="val12" table:style-name="ce6">
            <text:p>3</text:p>
          </table:table-cell>
          <table:table-cell office:value-type="string" table:content-validation-name="val13" table:style-name="ce63">
            <text:p>CUSTOMER</text:p>
          </table:table-cell>
          <table:table-cell office:value-type="string" table:content-validation-name="val8" table:style-name="ce6">
            <text:p>B S</text:p>
          </table:table-cell>
          <table:table-cell office:value-type="string" table:content-validation-name="val9" table:style-name="ce64">
            <text:p>Added new menu item to add customer in the store.</text:p>
          </table:table-cell>
          <table:table-cell office:value-type="string" table:content-validation-name="val10" table:style-name="ce65">
            <text:p>Completed Day 2</text:p>
          </table:table-cell>
          <table:table-cell table:content-validation-name="val11" table:style-name="ce66"/>
          <table:table-cell table:number-columns-repeated="16378"/>
        </table:table-row>
        <table:table-row table:style-name="ro5">
          <table:table-cell office:value-type="float" office:value="4" table:content-validation-name="val12" table:style-name="ce6">
            <text:p>4</text:p>
          </table:table-cell>
          <table:table-cell office:value-type="string" table:content-validation-name="val13" table:style-name="ce63">
            <text:p>CUSTOMER</text:p>
          </table:table-cell>
          <table:table-cell office:value-type="string" table:content-validation-name="val8" table:style-name="ce6">
            <text:p>B S</text:p>
          </table:table-cell>
          <table:table-cell office:value-type="string" table:content-validation-name="val9" table:style-name="ce64">
            <text:p>Made a dialog with three Entry for name, phone and email.</text:p>
          </table:table-cell>
          <table:table-cell office:value-type="string" table:content-validation-name="val10" table:style-name="ce65">
            <text:p>Completed Day 2</text:p>
          </table:table-cell>
          <table:table-cell table:content-validation-name="val11" table:style-name="ce66"/>
          <table:table-cell table:number-columns-repeated="16378"/>
        </table:table-row>
        <table:table-row table:style-name="ro5">
          <table:table-cell office:value-type="float" office:value="5" table:content-validation-name="val12" table:style-name="ce6">
            <text:p>5</text:p>
          </table:table-cell>
          <table:table-cell office:value-type="string" table:content-validation-name="val13" table:style-name="ce63">
            <text:p>CUSTOMER</text:p>
          </table:table-cell>
          <table:table-cell office:value-type="string" table:content-validation-name="val8" table:style-name="ce6">
            <text:p>B S</text:p>
          </table:table-cell>
          <table:table-cell office:value-type="string" table:content-validation-name="val9" table:style-name="ce64">
            <text:p>Made save and cancel button with functioning</text:p>
          </table:table-cell>
          <table:table-cell office:value-type="string" table:content-validation-name="val10" table:style-name="ce65">
            <text:p>Completed Day 3</text:p>
          </table:table-cell>
          <table:table-cell table:content-validation-name="val11" table:style-name="ce66"/>
          <table:table-cell table:number-columns-repeated="16378"/>
        </table:table-row>
        <table:table-row table:style-name="ro5">
          <table:table-cell office:value-type="float" office:value="6" table:content-validation-name="val12" table:style-name="ce6">
            <text:p>6</text:p>
          </table:table-cell>
          <table:table-cell office:value-type="string" table:content-validation-name="val13" table:style-name="ce63">
            <text:p>LISTCUST</text:p>
          </table:table-cell>
          <table:table-cell office:value-type="string" table:content-validation-name="val8" table:style-name="ce6">
            <text:p>B S</text:p>
          </table:table-cell>
          <table:table-cell office:value-type="string" table:content-validation-name="val9" table:style-name="ce64">
            <text:p>Made customers menu item in views menu</text:p>
          </table:table-cell>
          <table:table-cell office:value-type="string" table:content-validation-name="val10" table:style-name="ce65">
            <text:p>Completed Day 4</text:p>
          </table:table-cell>
          <table:table-cell table:content-validation-name="val11" table:style-name="ce66"/>
          <table:table-cell table:number-columns-repeated="16378"/>
        </table:table-row>
        <table:table-row table:style-name="ro6">
          <table:table-cell office:value-type="float" office:value="7" table:content-validation-name="val12" table:style-name="ce6">
            <text:p>7</text:p>
          </table:table-cell>
          <table:table-cell office:value-type="string" table:content-validation-name="val13" table:style-name="ce63">
            <text:p>LISTCUST</text:p>
          </table:table-cell>
          <table:table-cell office:value-type="string" table:content-validation-name="val8" table:style-name="ce6">
            <text:p>B S</text:p>
          </table:table-cell>
          <table:table-cell office:value-type="string" table:content-validation-name="val9" table:style-name="ce64">
            <text:p>Made a functioning of view cumstomers button by setting display label by using loop through all the customers in the vectors.</text:p>
          </table:table-cell>
          <table:table-cell office:value-type="string" table:content-validation-name="val10" table:style-name="ce65">
            <text:p>Completed Day 5</text:p>
          </table:table-cell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8" table:content-validation-name="val12" table:style-name="ce6">
            <text:p>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9" table:content-validation-name="val12" table:style-name="ce6">
            <text:p>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0" table:content-validation-name="val12" table:style-name="ce6">
            <text:p>1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1" table:content-validation-name="val12" table:style-name="ce6">
            <text:p>1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2" table:content-validation-name="val12" table:style-name="ce6">
            <text:p>1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3" table:content-validation-name="val12" table:style-name="ce6">
            <text:p>1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4" table:content-validation-name="val12" table:style-name="ce6">
            <text:p>1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5" table:content-validation-name="val12" table:style-name="ce6">
            <text:p>1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6" table:content-validation-name="val12" table:style-name="ce6">
            <text:p>1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7" table:content-validation-name="val12" table:style-name="ce6">
            <text:p>1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8" table:content-validation-name="val12" table:style-name="ce6">
            <text:p>1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19" table:content-validation-name="val12" table:style-name="ce6">
            <text:p>1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20" table:content-validation-name="val12" table:style-name="ce6">
            <text:p>2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21" table:content-validation-name="val12" table:style-name="ce6">
            <text:p>2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22" table:content-validation-name="val12" table:style-name="ce6">
            <text:p>2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23" table:content-validation-name="val12" table:style-name="ce6">
            <text:p>2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24" table:content-validation-name="val12" table:style-name="ce6">
            <text:p>2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25" table:content-validation-name="val12" table:style-name="ce6">
            <text:p>2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26" table:content-validation-name="val12" table:style-name="ce6">
            <text:p>2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27" table:content-validation-name="val12" table:style-name="ce6">
            <text:p>2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28" table:content-validation-name="val12" table:style-name="ce6">
            <text:p>2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29" table:content-validation-name="val12" table:style-name="ce6">
            <text:p>2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30" table:content-validation-name="val12" table:style-name="ce6">
            <text:p>3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31" table:content-validation-name="val12" table:style-name="ce6">
            <text:p>3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32" table:content-validation-name="val12" table:style-name="ce6">
            <text:p>3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33" table:content-validation-name="val12" table:style-name="ce6">
            <text:p>3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34" table:content-validation-name="val12" table:style-name="ce6">
            <text:p>3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35" table:content-validation-name="val12" table:style-name="ce6">
            <text:p>3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36" table:content-validation-name="val12" table:style-name="ce6">
            <text:p>3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37" table:content-validation-name="val12" table:style-name="ce6">
            <text:p>3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38" table:content-validation-name="val12" table:style-name="ce6">
            <text:p>3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39" table:content-validation-name="val12" table:style-name="ce6">
            <text:p>3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40" table:content-validation-name="val12" table:style-name="ce6">
            <text:p>4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41" table:content-validation-name="val12" table:style-name="ce6">
            <text:p>4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42" table:content-validation-name="val12" table:style-name="ce6">
            <text:p>4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43" table:content-validation-name="val12" table:style-name="ce6">
            <text:p>4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44" table:content-validation-name="val12" table:style-name="ce6">
            <text:p>4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45" table:content-validation-name="val12" table:style-name="ce6">
            <text:p>4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46" table:content-validation-name="val12" table:style-name="ce6">
            <text:p>4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47" table:content-validation-name="val12" table:style-name="ce6">
            <text:p>4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48" table:content-validation-name="val12" table:style-name="ce6">
            <text:p>4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49" table:content-validation-name="val12" table:style-name="ce6">
            <text:p>4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50" table:content-validation-name="val12" table:style-name="ce6">
            <text:p>5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51" table:content-validation-name="val12" table:style-name="ce6">
            <text:p>5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52" table:content-validation-name="val12" table:style-name="ce6">
            <text:p>5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53" table:content-validation-name="val12" table:style-name="ce6">
            <text:p>5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54" table:content-validation-name="val12" table:style-name="ce6">
            <text:p>5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3">
          <table:table-cell office:value-type="float" office:value="55" table:content-validation-name="val12" table:style-name="ce6">
            <text:p>5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56" table:content-validation-name="val12" table:style-name="ce6">
            <text:p>5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57" table:content-validation-name="val12" table:style-name="ce6">
            <text:p>5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58" table:content-validation-name="val12" table:style-name="ce6">
            <text:p>5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59" table:content-validation-name="val12" table:style-name="ce6">
            <text:p>5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60" table:content-validation-name="val12" table:style-name="ce6">
            <text:p>6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61" table:content-validation-name="val12" table:style-name="ce6">
            <text:p>6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62" table:content-validation-name="val12" table:style-name="ce6">
            <text:p>6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63" table:content-validation-name="val12" table:style-name="ce6">
            <text:p>6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64" table:content-validation-name="val12" table:style-name="ce6">
            <text:p>6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65" table:content-validation-name="val12" table:style-name="ce6">
            <text:p>6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66" table:content-validation-name="val12" table:style-name="ce6">
            <text:p>6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67" table:content-validation-name="val12" table:style-name="ce6">
            <text:p>6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68" table:content-validation-name="val12" table:style-name="ce6">
            <text:p>6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69" table:content-validation-name="val12" table:style-name="ce6">
            <text:p>6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70" table:content-validation-name="val12" table:style-name="ce6">
            <text:p>7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71" table:content-validation-name="val12" table:style-name="ce6">
            <text:p>7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72" table:content-validation-name="val12" table:style-name="ce6">
            <text:p>7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73" table:content-validation-name="val12" table:style-name="ce6">
            <text:p>7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74" table:content-validation-name="val12" table:style-name="ce6">
            <text:p>7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75" table:content-validation-name="val12" table:style-name="ce6">
            <text:p>75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76" table:content-validation-name="val12" table:style-name="ce6">
            <text:p>76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77" table:content-validation-name="val12" table:style-name="ce6">
            <text:p>77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78" table:content-validation-name="val12" table:style-name="ce6">
            <text:p>78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79" table:content-validation-name="val12" table:style-name="ce6">
            <text:p>79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80" table:content-validation-name="val12" table:style-name="ce6">
            <text:p>80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81" table:content-validation-name="val12" table:style-name="ce6">
            <text:p>81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82" table:content-validation-name="val12" table:style-name="ce6">
            <text:p>82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83" table:content-validation-name="val12" table:style-name="ce6">
            <text:p>83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style-name="ro8">
          <table:table-cell office:value-type="float" office:value="84" table:content-validation-name="val12" table:style-name="ce6">
            <text:p>84</text:p>
          </table:table-cell>
          <table:table-cell table:content-validation-name="val13" table:style-name="ce63"/>
          <table:table-cell table:content-validation-name="val8" table:style-name="ce6"/>
          <table:table-cell table:content-validation-name="val9" table:style-name="ce64"/>
          <table:table-cell table:content-validation-name="val10" table:style-name="ce65"/>
          <table:table-cell table:content-validation-name="val11" table:style-name="ce66"/>
          <table:table-cell table:number-columns-repeated="16378"/>
        </table:table-row>
        <table:table-row table:number-rows-repeated="1048476" table:style-name="ro8">
          <table:table-cell table:number-columns-repeated="16384"/>
        </table:table-row>
      </table:table>
      <table:table table:name="Sprint_05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5" table:style-name="ce53">
            <text:p>5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1-03T00:00:00" table:formula="of:=[Sprint_04_Backlog.B2]+7" table:style-name="ce57">
            <text:p>Nov 03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1-10T00:00:00" table:formula="of:=[.B2]+7" table:style-name="ce57">
            <text:p>Nov 10</text:p>
          </table:table-cell>
          <table:table-cell table:style-name="ce53"/>
          <table:table-cell table:style-name="ce53">
            <draw:frame draw:z-index="1" draw:id="id5" draw:style-name="a5" draw:name="Chart 1" svg:x="1.837in" svg:y="0.0752in" svg:width="4.1028in" svg:height="2.028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14" table:formula="of:=COUNTA([.D17:.D995])" table:style-name="ce53">
            <text:p>14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10" table:formula="of:=[.B7]-[.C8]" table:style-name="ce53">
            <text:p>10</text:p>
          </table:table-cell>
          <table:table-cell office:value-type="float" office:value="4" table:formula="of:=COUNTIF([.E$17:.E$995]; &quot;Completed Day 1&quot;)" table:style-name="ce53">
            <text:p>4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8" table:formula="of:=[.B8]-[.C9]" table:style-name="ce53">
            <text:p>8</text:p>
          </table:table-cell>
          <table:table-cell office:value-type="float" office:value="2" table:formula="of:=COUNTIF([.E$17:.E$995]; &quot;Completed Day 2&quot;)" table:style-name="ce53">
            <text:p>2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6" table:formula="of:=[.B9]-[.C10]" table:style-name="ce53">
            <text:p>6</text:p>
          </table:table-cell>
          <table:table-cell office:value-type="float" office:value="2" table:formula="of:=COUNTIF([.E$17:.E$995]; &quot;Completed Day 3&quot;)" table:style-name="ce53">
            <text:p>2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5" table:formula="of:=[.B10]-[.C11]" table:style-name="ce53">
            <text:p>5</text:p>
          </table:table-cell>
          <table:table-cell office:value-type="float" office:value="1" table:formula="of:=COUNTIF([.E$17:.E$995]; &quot;Completed Day 4&quot;)" table:style-name="ce53">
            <text:p>1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3" table:formula="of:=[.B11]-[.C12]" table:style-name="ce53">
            <text:p>3</text:p>
          </table:table-cell>
          <table:table-cell office:value-type="float" office:value="2" table:formula="of:=COUNTIF([.E$17:.E$995]; &quot;Completed Day 5&quot;)" table:style-name="ce53">
            <text:p>2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1" table:formula="of:=[.B12]-[.C13]" table:style-name="ce53">
            <text:p>1</text:p>
          </table:table-cell>
          <table:table-cell office:value-type="float" office:value="2" table:formula="of:=COUNTIF([.E$17:.E$995]; &quot;Completed Day 6&quot;)" table:style-name="ce53">
            <text:p>2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0" table:formula="of:=[.B13]-[.C14]" table:style-name="ce53">
            <text:p>0</text:p>
          </table:table-cell>
          <table:table-cell office:value-type="float" office:value="1" table:formula="of:=COUNTIF([.E$17:.E$995]; &quot;Completed Day 7&quot;)" table:style-name="ce53">
            <text:p>1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5">
          <table:table-cell office:value-type="float" office:value="1" table:content-validation-name="val14" table:style-name="ce6">
            <text:p>1</text:p>
          </table:table-cell>
          <table:table-cell office:value-type="string" table:content-validation-name="val15" table:style-name="ce63">
            <text:p>STATUS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64">
            <text:p>Added status label in the Mainwin class.</text:p>
          </table:table-cell>
          <table:table-cell office:value-type="string" table:content-validation-name="val18" table:style-name="ce65">
            <text:p>Completed Day 1</text:p>
          </table:table-cell>
          <table:table-cell table:content-validation-name="val19" table:style-name="ce66"/>
          <table:table-cell table:number-columns-repeated="16378"/>
        </table:table-row>
        <table:table-row table:style-name="ro5">
          <table:table-cell office:value-type="float" office:value="2" table:content-validation-name="val14" table:style-name="ce6">
            <text:p>2</text:p>
          </table:table-cell>
          <table:table-cell office:value-type="string" table:content-validation-name="val15" table:style-name="ce63">
            <text:p>STATUS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64">
            <text:p>Made a method to set the text in the label attributes.</text:p>
          </table:table-cell>
          <table:table-cell office:value-type="string" table:content-validation-name="val18" table:style-name="ce65">
            <text:p>Completed Day 1</text:p>
          </table:table-cell>
          <table:table-cell table:content-validation-name="val19" table:style-name="ce66"/>
          <table:table-cell table:number-columns-repeated="16378"/>
        </table:table-row>
        <table:table-row table:style-name="ro5">
          <table:table-cell office:value-type="float" office:value="3" table:content-validation-name="val14" table:style-name="ce6">
            <text:p>3</text:p>
          </table:table-cell>
          <table:table-cell office:value-type="string" table:content-validation-name="val15" table:style-name="ce63">
            <text:p>STATUS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64">
            <text:p>Added status in the Vbox using pack_shrink.</text:p>
          </table:table-cell>
          <table:table-cell office:value-type="string" table:content-validation-name="val18" table:style-name="ce65">
            <text:p>Completed Day 1</text:p>
          </table:table-cell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4" table:content-validation-name="val14" table:style-name="ce6">
            <text:p>4</text:p>
          </table:table-cell>
          <table:table-cell office:value-type="string" table:content-validation-name="val15" table:style-name="ce63">
            <text:p>STATUS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64">
            <text:p>Updated status each time whenever something is being changed and updated in the program to show the status in the bottom of the window.</text:p>
          </table:table-cell>
          <table:table-cell office:value-type="string" table:content-validation-name="val18" table:style-name="ce65">
            <text:p>Completed Day 1</text:p>
          </table:table-cell>
          <table:table-cell table:content-validation-name="val19" table:style-name="ce66"/>
          <table:table-cell table:number-columns-repeated="16378"/>
        </table:table-row>
        <table:table-row table:style-name="ro5">
          <table:table-cell office:value-type="float" office:value="5" table:content-validation-name="val14" table:style-name="ce6">
            <text:p>5</text:p>
          </table:table-cell>
          <table:table-cell office:value-type="string" table:content-validation-name="val15" table:style-name="ce63">
            <text:p>ORDER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64">
            <text:p>Created Item class with attributes quantity and the product.</text:p>
          </table:table-cell>
          <table:table-cell office:value-type="string" table:content-validation-name="val18" table:style-name="ce65">
            <text:p>Completed Day 2</text:p>
          </table:table-cell>
          <table:table-cell table:content-validation-name="val19" table:style-name="ce66"/>
          <table:table-cell table:number-columns-repeated="16378"/>
        </table:table-row>
        <table:table-row table:style-name="ro5">
          <table:table-cell office:value-type="float" office:value="6" table:content-validation-name="val14" table:style-name="ce6">
            <text:p>6</text:p>
          </table:table-cell>
          <table:table-cell office:value-type="string" table:content-validation-name="val15" table:style-name="ce63">
            <text:p>ORDER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64">
            <text:p>Created all the methods to save, load, calculating subtotal and print the item.</text:p>
          </table:table-cell>
          <table:table-cell office:value-type="string" table:content-validation-name="val18" table:style-name="ce65">
            <text:p>Completed Day 2</text:p>
          </table:table-cell>
          <table:table-cell table:content-validation-name="val19" table:style-name="ce66"/>
          <table:table-cell table:number-columns-repeated="16378"/>
        </table:table-row>
        <table:table-row table:style-name="ro5">
          <table:table-cell office:value-type="float" office:value="7" table:content-validation-name="val14" table:style-name="ce6">
            <text:p>7</text:p>
          </table:table-cell>
          <table:table-cell office:value-type="string" table:content-validation-name="val15" table:style-name="ce63">
            <text:p>ORDER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64">
            <text:p>Created new order class with attributes of customer and vector of items.</text:p>
          </table:table-cell>
          <table:table-cell office:value-type="string" table:content-validation-name="val18" table:style-name="ce65">
            <text:p>Completed Day 3</text:p>
          </table:table-cell>
          <table:table-cell table:content-validation-name="val19" table:style-name="ce66"/>
          <table:table-cell table:number-columns-repeated="16378"/>
        </table:table-row>
        <table:table-row table:style-name="ro5">
          <table:table-cell office:value-type="float" office:value="8" table:content-validation-name="val14" table:style-name="ce6">
            <text:p>8</text:p>
          </table:table-cell>
          <table:table-cell office:value-type="string" table:content-validation-name="val15" table:style-name="ce63">
            <text:p>ORDER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64">
            <text:p>Created all the methods to save, load, add the items and calculating total.</text:p>
          </table:table-cell>
          <table:table-cell office:value-type="string" table:content-validation-name="val18" table:style-name="ce65">
            <text:p>Completed Day 3</text:p>
          </table:table-cell>
          <table:table-cell table:content-validation-name="val19" table:style-name="ce66"/>
          <table:table-cell table:number-columns-repeated="16378"/>
        </table:table-row>
        <table:table-row table:style-name="ro5">
          <table:table-cell office:value-type="float" office:value="9" table:content-validation-name="val14" table:style-name="ce6">
            <text:p>9</text:p>
          </table:table-cell>
          <table:table-cell office:value-type="string" table:content-validation-name="val15" table:style-name="ce63">
            <text:p>ORDER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64">
            <text:p>Added menu item for order in the insert menu.</text:p>
          </table:table-cell>
          <table:table-cell office:value-type="string" table:content-validation-name="val18" table:style-name="ce65">
            <text:p>Completed Day 4</text:p>
          </table:table-cell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10" table:content-validation-name="val14" table:style-name="ce6">
            <text:p>10</text:p>
          </table:table-cell>
          <table:table-cell office:value-type="string" table:content-validation-name="val15" table:style-name="ce63">
            <text:p>ORDER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64">
            <text:p>Made first dialog to choose the customer for which the order is being made by using a dialog with dropdown.</text:p>
          </table:table-cell>
          <table:table-cell office:value-type="string" table:content-validation-name="val18" table:style-name="ce65">
            <text:p>Completed Day 5</text:p>
          </table:table-cell>
          <table:table-cell table:content-validation-name="val19" table:style-name="ce66"/>
          <table:table-cell table:number-columns-repeated="16378"/>
        </table:table-row>
        <table:table-row table:style-name="ro6">
          <table:table-cell office:value-type="float" office:value="11" table:content-validation-name="val14" table:style-name="ce6">
            <text:p>11</text:p>
          </table:table-cell>
          <table:table-cell office:value-type="string" table:content-validation-name="val15" table:style-name="ce63">
            <text:p>ORDER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64">
            <text:p>Made a Dialog window to add the quantity using spinbutton and products using the dropdown for the choosen customers from the first dialog.</text:p>
          </table:table-cell>
          <table:table-cell office:value-type="string" table:content-validation-name="val18" table:style-name="ce65">
            <text:p>Completed Day 5</text:p>
          </table:table-cell>
          <table:table-cell table:content-validation-name="val19" table:style-name="ce66"/>
          <table:table-cell table:number-columns-repeated="16378"/>
        </table:table-row>
        <table:table-row table:style-name="ro5">
          <table:table-cell office:value-type="float" office:value="12" table:content-validation-name="val14" table:style-name="ce6">
            <text:p>12</text:p>
          </table:table-cell>
          <table:table-cell office:value-type="string" table:content-validation-name="val15" table:style-name="ce63">
            <text:p>LISTORD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64">
            <text:p>Made a orders menu item in the views menu.</text:p>
          </table:table-cell>
          <table:table-cell office:value-type="string" table:content-validation-name="val18" table:style-name="ce65">
            <text:p>Completed Day 6</text:p>
          </table:table-cell>
          <table:table-cell table:content-validation-name="val19" table:style-name="ce66"/>
          <table:table-cell table:number-columns-repeated="16378"/>
        </table:table-row>
        <table:table-row table:style-name="ro5">
          <table:table-cell office:value-type="float" office:value="13" table:content-validation-name="val14" table:style-name="ce6">
            <text:p>13</text:p>
          </table:table-cell>
          <table:table-cell office:value-type="string" table:content-validation-name="val15" table:style-name="ce63">
            <text:p>LISTORD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64">
            <text:p>Set the display message by iterating throught the vector of all the orders made.</text:p>
          </table:table-cell>
          <table:table-cell office:value-type="string" table:content-validation-name="val18" table:style-name="ce65">
            <text:p>Completed Day 6</text:p>
          </table:table-cell>
          <table:table-cell table:content-validation-name="val19" table:style-name="ce66"/>
          <table:table-cell table:number-columns-repeated="16378"/>
        </table:table-row>
        <table:table-row table:style-name="ro7">
          <table:table-cell office:value-type="float" office:value="14" table:content-validation-name="val14" table:style-name="ce6">
            <text:p>14</text:p>
          </table:table-cell>
          <table:table-cell office:value-type="string" table:content-validation-name="val15" table:style-name="ce63">
            <text:p>TOOLBAR</text:p>
          </table:table-cell>
          <table:table-cell office:value-type="string" table:content-validation-name="val16" table:style-name="ce6">
            <text:p>B S</text:p>
          </table:table-cell>
          <table:table-cell office:value-type="string" table:content-validation-name="val17" table:style-name="ce64">
            <text:p>Added toolbar with different toolbuttons to make new store file, open store file, save file, adding customers, orders, and showing customers, products and orders in the store as well.</text:p>
          </table:table-cell>
          <table:table-cell office:value-type="string" table:content-validation-name="val18" table:style-name="ce65">
            <text:p>Completed Day 7</text:p>
          </table:table-cell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5" table:content-validation-name="val14" table:style-name="ce6">
            <text:p>1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6" table:content-validation-name="val14" table:style-name="ce6">
            <text:p>1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7" table:content-validation-name="val14" table:style-name="ce6">
            <text:p>1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8" table:content-validation-name="val14" table:style-name="ce6">
            <text:p>1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19" table:content-validation-name="val14" table:style-name="ce6">
            <text:p>1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20" table:content-validation-name="val14" table:style-name="ce6">
            <text:p>2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21" table:content-validation-name="val14" table:style-name="ce6">
            <text:p>2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22" table:content-validation-name="val14" table:style-name="ce6">
            <text:p>2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23" table:content-validation-name="val14" table:style-name="ce6">
            <text:p>2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24" table:content-validation-name="val14" table:style-name="ce6">
            <text:p>2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25" table:content-validation-name="val14" table:style-name="ce6">
            <text:p>2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26" table:content-validation-name="val14" table:style-name="ce6">
            <text:p>2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27" table:content-validation-name="val14" table:style-name="ce6">
            <text:p>2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28" table:content-validation-name="val14" table:style-name="ce6">
            <text:p>2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29" table:content-validation-name="val14" table:style-name="ce6">
            <text:p>2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30" table:content-validation-name="val14" table:style-name="ce6">
            <text:p>3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31" table:content-validation-name="val14" table:style-name="ce6">
            <text:p>3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32" table:content-validation-name="val14" table:style-name="ce6">
            <text:p>3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33" table:content-validation-name="val14" table:style-name="ce6">
            <text:p>3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34" table:content-validation-name="val14" table:style-name="ce6">
            <text:p>3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35" table:content-validation-name="val14" table:style-name="ce6">
            <text:p>3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36" table:content-validation-name="val14" table:style-name="ce6">
            <text:p>3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37" table:content-validation-name="val14" table:style-name="ce6">
            <text:p>3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38" table:content-validation-name="val14" table:style-name="ce6">
            <text:p>3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39" table:content-validation-name="val14" table:style-name="ce6">
            <text:p>3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40" table:content-validation-name="val14" table:style-name="ce6">
            <text:p>4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41" table:content-validation-name="val14" table:style-name="ce6">
            <text:p>4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42" table:content-validation-name="val14" table:style-name="ce6">
            <text:p>4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43" table:content-validation-name="val14" table:style-name="ce6">
            <text:p>4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44" table:content-validation-name="val14" table:style-name="ce6">
            <text:p>4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45" table:content-validation-name="val14" table:style-name="ce6">
            <text:p>4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46" table:content-validation-name="val14" table:style-name="ce6">
            <text:p>4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47" table:content-validation-name="val14" table:style-name="ce6">
            <text:p>4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48" table:content-validation-name="val14" table:style-name="ce6">
            <text:p>4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49" table:content-validation-name="val14" table:style-name="ce6">
            <text:p>4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50" table:content-validation-name="val14" table:style-name="ce6">
            <text:p>5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51" table:content-validation-name="val14" table:style-name="ce6">
            <text:p>5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52" table:content-validation-name="val14" table:style-name="ce6">
            <text:p>5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53" table:content-validation-name="val14" table:style-name="ce6">
            <text:p>5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54" table:content-validation-name="val14" table:style-name="ce6">
            <text:p>5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3">
          <table:table-cell office:value-type="float" office:value="55" table:content-validation-name="val14" table:style-name="ce6">
            <text:p>5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56" table:content-validation-name="val14" table:style-name="ce6">
            <text:p>5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57" table:content-validation-name="val14" table:style-name="ce6">
            <text:p>5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58" table:content-validation-name="val14" table:style-name="ce6">
            <text:p>5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59" table:content-validation-name="val14" table:style-name="ce6">
            <text:p>5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60" table:content-validation-name="val14" table:style-name="ce6">
            <text:p>6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61" table:content-validation-name="val14" table:style-name="ce6">
            <text:p>6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62" table:content-validation-name="val14" table:style-name="ce6">
            <text:p>6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63" table:content-validation-name="val14" table:style-name="ce6">
            <text:p>6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64" table:content-validation-name="val14" table:style-name="ce6">
            <text:p>6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65" table:content-validation-name="val14" table:style-name="ce6">
            <text:p>6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66" table:content-validation-name="val14" table:style-name="ce6">
            <text:p>6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67" table:content-validation-name="val14" table:style-name="ce6">
            <text:p>6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68" table:content-validation-name="val14" table:style-name="ce6">
            <text:p>6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69" table:content-validation-name="val14" table:style-name="ce6">
            <text:p>6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70" table:content-validation-name="val14" table:style-name="ce6">
            <text:p>7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71" table:content-validation-name="val14" table:style-name="ce6">
            <text:p>7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72" table:content-validation-name="val14" table:style-name="ce6">
            <text:p>7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73" table:content-validation-name="val14" table:style-name="ce6">
            <text:p>7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74" table:content-validation-name="val14" table:style-name="ce6">
            <text:p>7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75" table:content-validation-name="val14" table:style-name="ce6">
            <text:p>75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76" table:content-validation-name="val14" table:style-name="ce6">
            <text:p>76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77" table:content-validation-name="val14" table:style-name="ce6">
            <text:p>77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78" table:content-validation-name="val14" table:style-name="ce6">
            <text:p>78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79" table:content-validation-name="val14" table:style-name="ce6">
            <text:p>79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80" table:content-validation-name="val14" table:style-name="ce6">
            <text:p>80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81" table:content-validation-name="val14" table:style-name="ce6">
            <text:p>81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82" table:content-validation-name="val14" table:style-name="ce6">
            <text:p>82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83" table:content-validation-name="val14" table:style-name="ce6">
            <text:p>83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style-name="ro8">
          <table:table-cell office:value-type="float" office:value="84" table:content-validation-name="val14" table:style-name="ce6">
            <text:p>84</text:p>
          </table:table-cell>
          <table:table-cell table:content-validation-name="val15" table:style-name="ce63"/>
          <table:table-cell table:content-validation-name="val16" table:style-name="ce6"/>
          <table:table-cell table:content-validation-name="val17" table:style-name="ce64"/>
          <table:table-cell table:content-validation-name="val18" table:style-name="ce65"/>
          <table:table-cell table:content-validation-name="val19" table:style-name="ce66"/>
          <table:table-cell table:number-columns-repeated="16378"/>
        </table:table-row>
        <table:table-row table:number-rows-repeated="1048476" table:style-name="ro8">
          <table:table-cell table:number-columns-repeated="16384"/>
        </table:table-row>
      </table:table>
      <table:table table:name="Sprint_06_Backlog" table:style-name="ta2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8" table:default-cell-style-name="ce1"/>
        <table:table-column table:style-name="co16" table:default-cell-style-name="ce1"/>
        <table:table-column table:style-name="co12" table:number-columns-repeated="1016" table:default-cell-style-name="ce1"/>
        <table:table-column table:style-name="co13" table:number-columns-repeated="15362" table:default-cell-style-name="ce1"/>
        <table:table-row table:style-name="ro2">
          <table:table-cell office:value-type="string" table:style-name="ce53">
            <text:p>Sprint #</text:p>
          </table:table-cell>
          <table:table-cell office:value-type="float" office:value="6" table:style-name="ce53">
            <text:p>6</text:p>
          </table:table-cell>
          <table:table-cell table:style-name="ce53"/>
          <table:table-cell office:value-type="string" table:style-name="ce54">
            <text:p>Complete Fields in Green!!!</text:p>
          </table:table-cell>
          <table:table-cell table:style-name="ce1"/>
          <table:table-cell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Start on</text:p>
          </table:table-cell>
          <table:table-cell office:value-type="date" office:date-value="2020-11-10T00:00:00" table:formula="of:=[Sprint_05_Backlog.B2]+7" table:style-name="ce57">
            <text:p>Nov 10</text:p>
          </table:table-cell>
          <table:table-cell table:style-name="ce53"/>
          <table:table-cell office:value-type="string" table:style-name="ce58">
            <text:p>*** Create a new Sprint Backlog for EVERY SPRINT ***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End on</text:p>
          </table:table-cell>
          <table:table-cell office:value-type="date" office:date-value="2020-11-17T00:00:00" table:formula="of:=[.B2]+7" table:style-name="ce57">
            <text:p>Nov 17</text:p>
          </table:table-cell>
          <table:table-cell table:style-name="ce53"/>
          <table:table-cell table:style-name="ce53">
            <draw:frame draw:z-index="1" draw:id="id6" draw:style-name="a6" draw:name="Chart 1" svg:x="1.837in" svg:y="0.0752in" svg:width="4.1028in" svg:height="2.028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emo on</text:p>
          </table:table-cell>
          <table:table-cell office:value-type="string" table:style-name="ce59">
            <text:p>TBD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table:style-name="ce59"/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style-name="ce53"/>
          <table:table-cell office:value-type="string" table:style-name="ce60">
            <text:p>Remaining</text:p>
          </table:table-cell>
          <table:table-cell office:value-type="string" table:style-name="ce53">
            <text:p>Completed (this day)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Total Tasks</text:p>
          </table:table-cell>
          <table:table-cell office:value-type="float" office:value="11" table:formula="of:=COUNTA([.D17:.D995])" table:style-name="ce53">
            <text:p>11</text:p>
          </table:table-cell>
          <table:table-cell table:number-columns-repeated="4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1 Left</text:p>
          </table:table-cell>
          <table:table-cell office:value-type="float" office:value="8" table:formula="of:=[.B7]-[.C8]" table:style-name="ce53">
            <text:p>8</text:p>
          </table:table-cell>
          <table:table-cell office:value-type="float" office:value="3" table:formula="of:=COUNTIF([.E$17:.E$995]; &quot;Completed Day 1&quot;)" table:style-name="ce53">
            <text:p>3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2 Left</text:p>
          </table:table-cell>
          <table:table-cell office:value-type="float" office:value="6" table:formula="of:=[.B8]-[.C9]" table:style-name="ce53">
            <text:p>6</text:p>
          </table:table-cell>
          <table:table-cell office:value-type="float" office:value="2" table:formula="of:=COUNTIF([.E$17:.E$995]; &quot;Completed Day 2&quot;)" table:style-name="ce53">
            <text:p>2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3 Left</text:p>
          </table:table-cell>
          <table:table-cell office:value-type="float" office:value="2" table:formula="of:=[.B9]-[.C10]" table:style-name="ce53">
            <text:p>2</text:p>
          </table:table-cell>
          <table:table-cell office:value-type="float" office:value="4" table:formula="of:=COUNTIF([.E$17:.E$995]; &quot;Completed Day 3&quot;)" table:style-name="ce53">
            <text:p>4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4 Left</text:p>
          </table:table-cell>
          <table:table-cell office:value-type="float" office:value="2" table:formula="of:=[.B10]-[.C11]" table:style-name="ce53">
            <text:p>2</text:p>
          </table:table-cell>
          <table:table-cell office:value-type="float" office:value="0" table:formula="of:=COUNTIF([.E$17:.E$995]; &quot;Completed Day 4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5 Left</text:p>
          </table:table-cell>
          <table:table-cell office:value-type="float" office:value="2" table:formula="of:=[.B11]-[.C12]" table:style-name="ce53">
            <text:p>2</text:p>
          </table:table-cell>
          <table:table-cell office:value-type="float" office:value="0" table:formula="of:=COUNTIF([.E$17:.E$995]; &quot;Completed Day 5&quot;)" table:style-name="ce53">
            <text:p>0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6 Left</text:p>
          </table:table-cell>
          <table:table-cell office:value-type="float" office:value="1" table:formula="of:=[.B12]-[.C13]" table:style-name="ce53">
            <text:p>1</text:p>
          </table:table-cell>
          <table:table-cell office:value-type="float" office:value="1" table:formula="of:=COUNTIF([.E$17:.E$995]; &quot;Completed Day 6&quot;)" table:style-name="ce53">
            <text:p>1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53">
            <text:p>Day 7 Left</text:p>
          </table:table-cell>
          <table:table-cell office:value-type="float" office:value="0" table:formula="of:=[.B13]-[.C14]" table:style-name="ce53">
            <text:p>0</text:p>
          </table:table-cell>
          <table:table-cell office:value-type="float" office:value="1" table:formula="of:=COUNTIF([.E$17:.E$995]; &quot;Completed Day 7&quot;)" table:style-name="ce53">
            <text:p>1</text:p>
          </table:table-cell>
          <table:table-cell table:number-columns-repeated="3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table:number-columns-repeated="3" table:style-name="ce53"/>
          <table:table-cell office:value-type="string" table:style-name="ce16">
            <text:p>ADD tasks below to complete each feature for THIS sprint</text:p>
          </table:table-cell>
          <table:table-cell table:number-columns-repeated="2" table:style-name="ce53"/>
          <table:table-cell table:number-columns-repeated="1016" table:style-name="ce56"/>
          <table:table-cell table:number-columns-repeated="15362"/>
        </table:table-row>
        <table:table-row table:style-name="ro3">
          <table:table-cell office:value-type="string" table:style-name="ce61">
            <text:p>Task ID</text:p>
          </table:table-cell>
          <table:table-cell office:value-type="string" table:style-name="ce61">
            <text:p>Feature ID</text:p>
          </table:table-cell>
          <table:table-cell office:value-type="string" table:style-name="ce61">
            <text:p>Assigned To</text:p>
          </table:table-cell>
          <table:table-cell office:value-type="string" table:style-name="ce61">
            <text:p>Description</text:p>
          </table:table-cell>
          <table:table-cell office:value-type="string" table:style-name="ce61">
            <text:p>Status</text:p>
          </table:table-cell>
          <table:table-cell office:value-type="string" table:style-name="ce61">
            <text:p>Notes</text:p>
          </table:table-cell>
          <table:table-cell table:number-columns-repeated="16378" table:style-name="ce1"/>
        </table:table-row>
        <table:table-row table:style-name="ro6">
          <table:table-cell office:value-type="float" office:value="1" table:content-validation-name="val20" table:style-name="ce6">
            <text:p>1</text:p>
          </table:table-cell>
          <table:table-cell office:value-type="string" table:content-validation-name="val21" table:style-name="ce63">
            <text:p>SORTCUST</text:p>
          </table:table-cell>
          <table:table-cell office:value-type="string" table:content-validation-name="val22" table:style-name="ce6">
            <text:p>B S</text:p>
          </table:table-cell>
          <table:table-cell office:value-type="string" table:content-validation-name="val23" table:style-name="ce64">
            <text:p>Made a new method in the store class for sorting of the customers according to their name in alphabetical order.</text:p>
          </table:table-cell>
          <table:table-cell office:value-type="string" table:content-validation-name="val24" table:style-name="ce65">
            <text:p>Completed Day 1</text:p>
          </table:table-cell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2" table:content-validation-name="val20" table:style-name="ce6">
            <text:p>2</text:p>
          </table:table-cell>
          <table:table-cell office:value-type="string" table:content-validation-name="val21" table:style-name="ce63">
            <text:p>SORTCUST</text:p>
          </table:table-cell>
          <table:table-cell office:value-type="string" table:content-validation-name="val22" table:style-name="ce6">
            <text:p>B S</text:p>
          </table:table-cell>
          <table:table-cell office:value-type="string" table:content-validation-name="val23" table:style-name="ce64">
            <text:p>Called the method in the constructor of the store to make the sorting of the customers <text:s/>by default in alphabetical order.</text:p>
          </table:table-cell>
          <table:table-cell office:value-type="string" table:content-validation-name="val24" table:style-name="ce65">
            <text:p>Completed Day 1</text:p>
          </table:table-cell>
          <table:table-cell table:content-validation-name="val25" table:style-name="ce66"/>
          <table:table-cell table:number-columns-repeated="16378"/>
        </table:table-row>
        <table:table-row table:style-name="ro5">
          <table:table-cell office:value-type="float" office:value="3" table:content-validation-name="val20" table:style-name="ce6">
            <text:p>3</text:p>
          </table:table-cell>
          <table:table-cell office:value-type="string" table:content-validation-name="val21" table:style-name="ce63">
            <text:p>SORTCUST</text:p>
          </table:table-cell>
          <table:table-cell office:value-type="string" table:content-validation-name="val22" table:style-name="ce6">
            <text:p>B S</text:p>
          </table:table-cell>
          <table:table-cell office:value-type="string" table:content-validation-name="val23" table:style-name="ce64">
            <text:p>Clicked on view customers to display the sorted customers in the window.</text:p>
          </table:table-cell>
          <table:table-cell office:value-type="string" table:content-validation-name="val24" table:style-name="ce65">
            <text:p>Completed Day 1</text:p>
          </table:table-cell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4" table:content-validation-name="val20" table:style-name="ce6">
            <text:p>4</text:p>
          </table:table-cell>
          <table:table-cell office:value-type="string" table:content-validation-name="val21" table:style-name="ce63">
            <text:p>UNIFIED</text:p>
          </table:table-cell>
          <table:table-cell office:value-type="string" table:content-validation-name="val22" table:style-name="ce6">
            <text:p>B S</text:p>
          </table:table-cell>
          <table:table-cell office:value-type="string" table:content-validation-name="val23" table:style-name="ce64">
            <text:p>Created a single window while adding tools, plant and mulch instead of promptiong different windows.</text:p>
          </table:table-cell>
          <table:table-cell office:value-type="string" table:content-validation-name="val24" table:style-name="ce65">
            <text:p>Completed Day 2</text:p>
          </table:table-cell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5" table:content-validation-name="val20" table:style-name="ce6">
            <text:p>5</text:p>
          </table:table-cell>
          <table:table-cell office:value-type="string" table:content-validation-name="val21" table:style-name="ce63">
            <text:p>UNIFIED</text:p>
          </table:table-cell>
          <table:table-cell office:value-type="string" table:content-validation-name="val22" table:style-name="ce6">
            <text:p>B S</text:p>
          </table:table-cell>
          <table:table-cell office:value-type="string" table:content-validation-name="val23" table:style-name="ce64">
            <text:p>Added Entry for the text values and dropdown for the fixed items wihile adding the products.</text:p>
          </table:table-cell>
          <table:table-cell office:value-type="string" table:content-validation-name="val24" table:style-name="ce65">
            <text:p>Completed Day 2</text:p>
          </table:table-cell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6" table:content-validation-name="val20" table:style-name="ce6">
            <text:p>6</text:p>
          </table:table-cell>
          <table:table-cell office:value-type="string" table:content-validation-name="val21" table:style-name="ce63">
            <text:p>EDITCUST</text:p>
          </table:table-cell>
          <table:table-cell office:value-type="string" table:content-validation-name="val22" table:style-name="ce6">
            <text:p>B S</text:p>
          </table:table-cell>
          <table:table-cell office:value-type="string" table:content-validation-name="val23" table:style-name="ce64">
            <text:p>Added edit customer method in the store class by using the index of the respective customer in the vector.</text:p>
          </table:table-cell>
          <table:table-cell office:value-type="string" table:content-validation-name="val24" table:style-name="ce65">
            <text:p>Completed Day 3</text:p>
          </table:table-cell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7" table:content-validation-name="val20" table:style-name="ce6">
            <text:p>7</text:p>
          </table:table-cell>
          <table:table-cell office:value-type="string" table:content-validation-name="val21" table:style-name="ce63">
            <text:p>EDITCUST</text:p>
          </table:table-cell>
          <table:table-cell office:value-type="string" table:content-validation-name="val22" table:style-name="ce6">
            <text:p>B S</text:p>
          </table:table-cell>
          <table:table-cell office:value-type="string" table:content-validation-name="val23" table:style-name="ce64">
            <text:p>Added Edit menu in the menubar and edit customer menu item in the edit menu.</text:p>
          </table:table-cell>
          <table:table-cell office:value-type="string" table:content-validation-name="val24" table:style-name="ce65">
            <text:p>Completed Day 3</text:p>
          </table:table-cell>
          <table:table-cell table:content-validation-name="val25" table:style-name="ce66"/>
          <table:table-cell table:number-columns-repeated="16378"/>
        </table:table-row>
        <table:table-row table:style-name="ro5">
          <table:table-cell office:value-type="float" office:value="8" table:content-validation-name="val20" table:style-name="ce6">
            <text:p>8</text:p>
          </table:table-cell>
          <table:table-cell office:value-type="string" table:content-validation-name="val21" table:style-name="ce63">
            <text:p>EDITCUST</text:p>
          </table:table-cell>
          <table:table-cell office:value-type="string" table:content-validation-name="val22" table:style-name="ce6">
            <text:p>B S</text:p>
          </table:table-cell>
          <table:table-cell office:value-type="string" table:content-validation-name="val23" table:style-name="ce64">
            <text:p>Made a first dialog to choose the customer from the dropdown.</text:p>
          </table:table-cell>
          <table:table-cell office:value-type="string" table:content-validation-name="val24" table:style-name="ce65">
            <text:p>Completed Day 3</text:p>
          </table:table-cell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9" table:content-validation-name="val20" table:style-name="ce6">
            <text:p>9</text:p>
          </table:table-cell>
          <table:table-cell office:value-type="string" table:content-validation-name="val21" table:style-name="ce63">
            <text:p>EDITCUST</text:p>
          </table:table-cell>
          <table:table-cell office:value-type="string" table:content-validation-name="val22" table:style-name="ce6">
            <text:p>B S</text:p>
          </table:table-cell>
          <table:table-cell office:value-type="string" table:content-validation-name="val23" table:style-name="ce64">
            <text:p>The index position of the cusomer was taken to the second dialog where new insformation was input to update the selected customer.</text:p>
          </table:table-cell>
          <table:table-cell office:value-type="string" table:content-validation-name="val24" table:style-name="ce65">
            <text:p>Completed Day 3</text:p>
          </table:table-cell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10" table:content-validation-name="val20" table:style-name="ce6">
            <text:p>10</text:p>
          </table:table-cell>
          <table:table-cell office:value-type="string" table:content-validation-name="val21" table:style-name="ce63">
            <text:p>ITERATORS</text:p>
          </table:table-cell>
          <table:table-cell office:value-type="string" table:content-validation-name="val22" table:style-name="ce6">
            <text:p>B S</text:p>
          </table:table-cell>
          <table:table-cell office:value-type="string" table:content-validation-name="val23" table:style-name="ce64">
            <text:p>Order list was printed using the iterators on view orders click functions in mainwin.</text:p>
          </table:table-cell>
          <table:table-cell office:value-type="string" table:content-validation-name="val24" table:style-name="ce65">
            <text:p>Completed Day 6</text:p>
          </table:table-cell>
          <table:table-cell table:content-validation-name="val25" table:style-name="ce66"/>
          <table:table-cell table:number-columns-repeated="16378"/>
        </table:table-row>
        <table:table-row table:style-name="ro6">
          <table:table-cell office:value-type="float" office:value="11" table:content-validation-name="val20" table:style-name="ce6">
            <text:p>11</text:p>
          </table:table-cell>
          <table:table-cell office:value-type="string" table:content-validation-name="val21" table:style-name="ce63">
            <text:p>SCROLL</text:p>
          </table:table-cell>
          <table:table-cell office:value-type="string" table:content-validation-name="val22" table:style-name="ce6">
            <text:p>B S</text:p>
          </table:table-cell>
          <table:table-cell office:value-type="string" table:content-validation-name="val23" table:style-name="ce64">
            <text:p>Scroll bar was added in the main window to display the list of customers, products and the orders. If the list was long it can be scrolled vertically</text:p>
          </table:table-cell>
          <table:table-cell office:value-type="string" table:content-validation-name="val24" table:style-name="ce65">
            <text:p>Completed Day 7</text:p>
          </table:table-cell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2" table:content-validation-name="val20" table:style-name="ce6">
            <text:p>1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3" table:content-validation-name="val20" table:style-name="ce6">
            <text:p>1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4" table:content-validation-name="val20" table:style-name="ce6">
            <text:p>1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5" table:content-validation-name="val20" table:style-name="ce6">
            <text:p>1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6" table:content-validation-name="val20" table:style-name="ce6">
            <text:p>1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7" table:content-validation-name="val20" table:style-name="ce6">
            <text:p>1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8" table:content-validation-name="val20" table:style-name="ce6">
            <text:p>1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19" table:content-validation-name="val20" table:style-name="ce6">
            <text:p>1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20" table:content-validation-name="val20" table:style-name="ce6">
            <text:p>2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21" table:content-validation-name="val20" table:style-name="ce6">
            <text:p>2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22" table:content-validation-name="val20" table:style-name="ce6">
            <text:p>2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23" table:content-validation-name="val20" table:style-name="ce6">
            <text:p>2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24" table:content-validation-name="val20" table:style-name="ce6">
            <text:p>2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25" table:content-validation-name="val20" table:style-name="ce6">
            <text:p>2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26" table:content-validation-name="val20" table:style-name="ce6">
            <text:p>2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27" table:content-validation-name="val20" table:style-name="ce6">
            <text:p>2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28" table:content-validation-name="val20" table:style-name="ce6">
            <text:p>2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29" table:content-validation-name="val20" table:style-name="ce6">
            <text:p>2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30" table:content-validation-name="val20" table:style-name="ce6">
            <text:p>3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31" table:content-validation-name="val20" table:style-name="ce6">
            <text:p>3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32" table:content-validation-name="val20" table:style-name="ce6">
            <text:p>3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33" table:content-validation-name="val20" table:style-name="ce6">
            <text:p>3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34" table:content-validation-name="val20" table:style-name="ce6">
            <text:p>3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35" table:content-validation-name="val20" table:style-name="ce6">
            <text:p>3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36" table:content-validation-name="val20" table:style-name="ce6">
            <text:p>3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37" table:content-validation-name="val20" table:style-name="ce6">
            <text:p>3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38" table:content-validation-name="val20" table:style-name="ce6">
            <text:p>3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39" table:content-validation-name="val20" table:style-name="ce6">
            <text:p>3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40" table:content-validation-name="val20" table:style-name="ce6">
            <text:p>4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41" table:content-validation-name="val20" table:style-name="ce6">
            <text:p>4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42" table:content-validation-name="val20" table:style-name="ce6">
            <text:p>4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43" table:content-validation-name="val20" table:style-name="ce6">
            <text:p>4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44" table:content-validation-name="val20" table:style-name="ce6">
            <text:p>4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45" table:content-validation-name="val20" table:style-name="ce6">
            <text:p>4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46" table:content-validation-name="val20" table:style-name="ce6">
            <text:p>4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47" table:content-validation-name="val20" table:style-name="ce6">
            <text:p>4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48" table:content-validation-name="val20" table:style-name="ce6">
            <text:p>4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49" table:content-validation-name="val20" table:style-name="ce6">
            <text:p>4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50" table:content-validation-name="val20" table:style-name="ce6">
            <text:p>5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51" table:content-validation-name="val20" table:style-name="ce6">
            <text:p>5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52" table:content-validation-name="val20" table:style-name="ce6">
            <text:p>5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53" table:content-validation-name="val20" table:style-name="ce6">
            <text:p>5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54" table:content-validation-name="val20" table:style-name="ce6">
            <text:p>5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3">
          <table:table-cell office:value-type="float" office:value="55" table:content-validation-name="val20" table:style-name="ce6">
            <text:p>5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56" table:content-validation-name="val20" table:style-name="ce6">
            <text:p>5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57" table:content-validation-name="val20" table:style-name="ce6">
            <text:p>5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58" table:content-validation-name="val20" table:style-name="ce6">
            <text:p>5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59" table:content-validation-name="val20" table:style-name="ce6">
            <text:p>5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60" table:content-validation-name="val20" table:style-name="ce6">
            <text:p>6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61" table:content-validation-name="val20" table:style-name="ce6">
            <text:p>6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62" table:content-validation-name="val20" table:style-name="ce6">
            <text:p>6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63" table:content-validation-name="val20" table:style-name="ce6">
            <text:p>6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64" table:content-validation-name="val20" table:style-name="ce6">
            <text:p>6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65" table:content-validation-name="val20" table:style-name="ce6">
            <text:p>6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66" table:content-validation-name="val20" table:style-name="ce6">
            <text:p>6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67" table:content-validation-name="val20" table:style-name="ce6">
            <text:p>6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68" table:content-validation-name="val20" table:style-name="ce6">
            <text:p>6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69" table:content-validation-name="val20" table:style-name="ce6">
            <text:p>6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70" table:content-validation-name="val20" table:style-name="ce6">
            <text:p>7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71" table:content-validation-name="val20" table:style-name="ce6">
            <text:p>7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72" table:content-validation-name="val20" table:style-name="ce6">
            <text:p>7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73" table:content-validation-name="val20" table:style-name="ce6">
            <text:p>7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74" table:content-validation-name="val20" table:style-name="ce6">
            <text:p>7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75" table:content-validation-name="val20" table:style-name="ce6">
            <text:p>75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76" table:content-validation-name="val20" table:style-name="ce6">
            <text:p>76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77" table:content-validation-name="val20" table:style-name="ce6">
            <text:p>77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78" table:content-validation-name="val20" table:style-name="ce6">
            <text:p>78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79" table:content-validation-name="val20" table:style-name="ce6">
            <text:p>79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80" table:content-validation-name="val20" table:style-name="ce6">
            <text:p>80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81" table:content-validation-name="val20" table:style-name="ce6">
            <text:p>81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82" table:content-validation-name="val20" table:style-name="ce6">
            <text:p>82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83" table:content-validation-name="val20" table:style-name="ce6">
            <text:p>83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style-name="ro8">
          <table:table-cell office:value-type="float" office:value="84" table:content-validation-name="val20" table:style-name="ce6">
            <text:p>84</text:p>
          </table:table-cell>
          <table:table-cell table:content-validation-name="val21" table:style-name="ce63"/>
          <table:table-cell table:content-validation-name="val22" table:style-name="ce6"/>
          <table:table-cell table:content-validation-name="val23" table:style-name="ce64"/>
          <table:table-cell table:content-validation-name="val24" table:style-name="ce65"/>
          <table:table-cell table:content-validation-name="val25" table:style-name="ce66"/>
          <table:table-cell table:number-columns-repeated="16378"/>
        </table:table-row>
        <table:table-row table:number-rows-repeated="1048476" table:style-name="ro8">
          <table:table-cell table:number-columns-repeated="16384"/>
        </table:table-row>
      </table:table>
      <table:database-ranges>
        <table:database-range table:target-range-address="Product_Backlog.A49:Product_Backlog.AMJ52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reeSans" svg:font-family="FreeSans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style:font-name="FreeSans" style:font-name-asian="FreeSans" style:font-name-complex="FreeSans" fo:font-size="10pt" style:font-size-asian="10pt" style:font-size-complex="10p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1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page-layout style:name="pm2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in" fo:margin-left="0in" fo:margin-right="0in" fo:margin-bottom="0in"/>
      </style:header-style>
      <style:footer-style>
        <style:header-footer-properties fo:min-height="0.3358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08</meta:generator>
    <dc:creator>Microsoft Office User</dc:creator>
    <meta:creation-date>2016-03-21T22:16:37Z</meta:creation-date>
    <dc:date>2020-11-17T12:54:32Z</dc:date>
    <meta:editing-cycles>197</meta:editing-cycles>
    <meta:editing-duration>PT5024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11968503937pt" svg:width="453.6575590551181pt" chart:style-name="Crt0">
        <chart:title chart:style-name="CT00">
          <text:p text:style-name="a0" text:class-names="" text:cond-style-name="">Product Backlog Burn Chart</text:p>
        </chart:title>
        <chart:plot-area svg:x="19.6996062992126pt" svg:y="30.89409448818898pt" svg:width="421.457874015748pt" svg:height="167.395039370078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3:.$B$19" chart:class="chart:scatter" chart:attached-axis="primary-y" chart:style-name="G0S0">
            <chart:domain table:cell-range-address="Product_Backlog.$A$13:.$A$19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3727559055118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375590551181pt" svg:width="295.4015748031496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6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